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8625in" table:align="left" style:writing-mode="lr-tb"/>
    </style:style>
    <style:style style:name="Table1.A" style:family="table-column">
      <style:table-column-properties style:column-width="3.3556in"/>
    </style:style>
    <style:style style:name="Table1.B" style:family="table-column">
      <style:table-column-properties style:column-width="3.5069in"/>
    </style:style>
    <style:style style:name="Table1.1" style:family="table-row">
      <style:table-row-properties fo:keep-together="auto"/>
    </style:style>
    <style:style style:name="Table1.A1" style:family="table-cell">
      <style:table-cell-properties style:vertical-align="top" fo:background-color="#4bacc6" fo:padding-left="0.075in" fo:padding-right="0.075in" fo:padding-top="0in" fo:padding-bottom="0in" fo:border="none" style:writing-mode="lr-tb">
        <style:background-image/>
      </style:table-cell-properties>
    </style:style>
    <style:style style:name="Table2" style:family="table">
      <style:table-properties style:width="5.6181in" fo:margin-left="0.0951in" table:align="left" style:writing-mode="lr-tb"/>
    </style:style>
    <style:style style:name="Table2.A" style:family="table-column">
      <style:table-column-properties style:column-width="1.3319in"/>
    </style:style>
    <style:style style:name="Table2.B" style:family="table-column">
      <style:table-column-properties style:column-width="1.4694in"/>
    </style:style>
    <style:style style:name="Table2.C" style:family="table-column">
      <style:table-column-properties style:column-width="1.4313in"/>
    </style:style>
    <style:style style:name="Table2.D" style:family="table-column">
      <style:table-column-properties style:column-width="1.3854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3" style:family="table">
      <style:table-properties style:width="5.7993in" table:align="center" style:writing-mode="lr-tb"/>
    </style:style>
    <style:style style:name="Table3.A" style:family="table-column">
      <style:table-column-properties style:column-width="0.6576in"/>
    </style:style>
    <style:style style:name="Table3.B" style:family="table-column">
      <style:table-column-properties style:column-width="0.5569in"/>
    </style:style>
    <style:style style:name="Table3.C" style:family="table-column">
      <style:table-column-properties style:column-width="1.9715in"/>
    </style:style>
    <style:style style:name="Table3.D" style:family="table-column">
      <style:table-column-properties style:column-width="0.4931in"/>
    </style:style>
    <style:style style:name="Table3.E" style:family="table-column">
      <style:table-column-properties style:column-width="0.8778in"/>
    </style:style>
    <style:style style:name="Table3.F" style:family="table-column">
      <style:table-column-properties style:column-width="0.6604in"/>
    </style:style>
    <style:style style:name="Table3.G" style:family="table-column">
      <style:table-column-properties style:column-width="0.581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1" style:family="table-cell">
      <style:table-cell-properties style:vertical-align="top" fo:padding-left="0.075in" fo:padding-right="0.075in" fo:padding-top="0in" fo:padding-bottom="0in" fo:border="0.5pt solid #000000" style:writing-mode="lr-tb"/>
    </style:style>
    <style:style style:name="Table4" style:family="table">
      <style:table-properties style:width="5.8472in" fo:margin-left="-0.0396in" table:align="left" style:writing-mode="lr-tb"/>
    </style:style>
    <style:style style:name="Table4.A" style:family="table-column">
      <style:table-column-properties style:column-width="0.2924in"/>
    </style:style>
    <style:style style:name="Table4.1" style:family="table-row">
      <style:table-row-properties style:row-height="0.3542in" fo:keep-together="auto"/>
    </style:style>
    <style:style style:name="Table4.A1" style:family="table-cell">
      <style:table-cell-properties style:vertical-align="middle" fo:padding-left="0.0396in" fo:padding-right="0.0396in" fo:padding-top="0in" fo:padding-bottom="0in" fo:border="none" style:writing-mode="lr-tb"/>
    </style:style>
    <style:style style:name="Table5" style:family="table">
      <style:table-properties style:width="6.0625in" fo:margin-left="-0.0229in" table:align="left" style:writing-mode="lr-tb"/>
    </style:style>
    <style:style style:name="Table5.A" style:family="table-column">
      <style:table-column-properties style:column-width="0.2889in"/>
    </style:style>
    <style:style style:name="Table5.F" style:family="table-column">
      <style:table-column-properties style:column-width="0.2882in"/>
    </style:style>
    <style:style style:name="Table5.U" style:family="table-column">
      <style:table-column-properties style:column-width="0.2951in"/>
    </style:style>
    <style:style style:name="Table5.1" style:family="table-row">
      <style:table-row-properties style:min-row-height="0.3542in" fo:keep-together="auto"/>
    </style:style>
    <style:style style:name="Table5.A1" style:family="table-cell">
      <style:table-cell-properties style:vertical-align="middle" fo:padding-left="0.0194in" fo:padding-right="0.0194in" fo:padding-top="0in" fo:padding-bottom="0in" fo:border-left="none" fo:border-right="none" fo:border-top="none" fo:border-bottom="0.5pt solid #000000" style:writing-mode="lr-tb"/>
    </style:style>
    <style:style style:name="Table5.A2" style:family="table-cell">
      <style:table-cell-properties style:vertical-align="middle" fo:padding-left="0.0194in" fo:padding-right="0.0194in" fo:padding-top="0in" fo:padding-bottom="0in" fo:border-left="0.5pt solid #000000" fo:border-right="none" fo:border-top="0.5pt solid #000000" fo:border-bottom="0.5pt solid #000000" style:writing-mode="lr-tb"/>
    </style:style>
    <style:style style:name="Table5.B2" style:family="table-cell">
      <style:table-cell-properties style:vertical-align="middle" fo:background-color="#ff0000" fo:padding-left="0.0194in" fo:padding-right="0.0194in" fo:padding-top="0in" fo:padding-bottom="0in" fo:border-left="0.5pt solid #000000" fo:border-right="none" fo:border-top="0.5pt solid #000000" fo:border-bottom="0.5pt solid #000000" style:writing-mode="lr-tb">
        <style:background-image/>
      </style:table-cell-properties>
    </style:style>
    <style:style style:name="Table5.U2" style:family="table-cell">
      <style:table-cell-properties style:vertical-align="middle" fo:padding-left="0.0194in" fo:padding-right="0.0194in" fo:padding-top="0in" fo:padding-bottom="0in" fo:border="0.5pt solid #000000" style:writing-mode="lr-tb"/>
    </style:style>
    <style:style style:name="Table5.U3" style:family="table-cell">
      <style:table-cell-properties style:vertical-align="middle" fo:padding-left="0.0194in" fo:padding-right="0.0194in" fo:padding-top="0in" fo:padding-bottom="0in" fo:border="0.5pt solid #000000" style:writing-mode="lr-tb"/>
    </style:style>
    <style:style style:name="Table5.U4" style:family="table-cell">
      <style:table-cell-properties style:vertical-align="middle" fo:padding-left="0.0194in" fo:padding-right="0.0194in" fo:padding-top="0in" fo:padding-bottom="0in" fo:border="0.5pt solid #000000" style:writing-mode="lr-tb"/>
    </style:style>
    <style:style style:name="Table5.U5" style:family="table-cell">
      <style:table-cell-properties style:vertical-align="middle" fo:padding-left="0.0194in" fo:padding-right="0.0194in" fo:padding-top="0in" fo:padding-bottom="0in" fo:border="0.5pt solid #000000" style:writing-mode="lr-tb"/>
    </style:style>
    <style:style style:name="Table7" style:family="table">
      <style:table-properties style:width="5.6181in" fo:margin-left="0.0951in" table:align="left" style:writing-mode="lr-tb"/>
    </style:style>
    <style:style style:name="Table7.A" style:family="table-column">
      <style:table-column-properties style:column-width="2.75in"/>
    </style:style>
    <style:style style:name="Table7.B" style:family="table-column">
      <style:table-column-properties style:column-width="2.8681in"/>
    </style:style>
    <style:style style:name="Table7.1" style:family="table-row">
      <style:table-row-properties fo:keep-together="auto"/>
    </style:style>
    <style:style style:name="Table7.A1" style:family="table-cell">
      <style:table-cell-properties style:vertical-align="top" fo:background-color="#b2b2b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background-color="#b2b2b2"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background-color="#dddddd"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B2" style:family="table-cell">
      <style:table-cell-properties style:vertical-align="top" fo:background-color="#dddddd" fo:padding-left="0.075in" fo:padding-right="0.075in" fo:padding-top="0in" fo:padding-bottom="0in" fo:border="0.5pt solid #000000" style:writing-mode="lr-tb">
        <style:background-image/>
      </style:table-cell-properties>
    </style:style>
    <style:style style:name="Table8" style:family="table">
      <style:table-properties style:width="5.7993in" table:align="center" style:writing-mode="lr-tb"/>
    </style:style>
    <style:style style:name="Table8.A" style:family="table-column">
      <style:table-column-properties style:column-width="0.6576in"/>
    </style:style>
    <style:style style:name="Table8.B" style:family="table-column">
      <style:table-column-properties style:column-width="0.5569in"/>
    </style:style>
    <style:style style:name="Table8.C" style:family="table-column">
      <style:table-column-properties style:column-width="1.9715in"/>
    </style:style>
    <style:style style:name="Table8.D" style:family="table-column">
      <style:table-column-properties style:column-width="0.4931in"/>
    </style:style>
    <style:style style:name="Table8.E" style:family="table-column">
      <style:table-column-properties style:column-width="0.8778in"/>
    </style:style>
    <style:style style:name="Table8.F" style:family="table-column">
      <style:table-column-properties style:column-width="0.6604in"/>
    </style:style>
    <style:style style:name="Table8.G" style:family="table-column">
      <style:table-column-properties style:column-width="0.5819in"/>
    </style:style>
    <style:style style:name="Table8.1" style:family="table-row">
      <style:table-row-properties fo:keep-together="auto"/>
    </style:style>
    <style:style style:name="Table8.A1" style:family="table-cell">
      <style:table-cell-properties style:vertical-align="top" fo:background-color="#b2b2b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G1" style:family="table-cell">
      <style:table-cell-properties style:vertical-align="top" fo:background-color="#b2b2b2"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background-color="#ccccc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F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G2" style:family="table-cell">
      <style:table-cell-properties style:vertical-align="top" fo:padding-left="0.075in" fo:padding-right="0.075in" fo:padding-top="0in" fo:padding-bottom="0in" fo:border="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E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F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G3" style:family="table-cell">
      <style:table-cell-properties style:vertical-align="top" fo:padding-left="0.075in" fo:padding-right="0.075in" fo:padding-top="0in" fo:padding-bottom="0in" fo:border="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E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F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G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background-color="#cccccc" fo:padding-left="0.075in" fo:padding-right="0.075in" fo:padding-top="0in" fo:padding-bottom="0in" fo:border-left="0.5pt solid #000000" fo:border-right="none" fo:border-top="none" fo:border-bottom="0.5pt solid #000000" style:writing-mode="lr-tb">
        <style:background-image/>
      </style:table-cell-properties>
    </style:style>
    <style:style style:name="Table8.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23" style:family="table-row">
      <style:table-row-properties style:min-row-height="0.4361in" fo:keep-together="auto"/>
    </style:style>
    <style:style style:name="Table8.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2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2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2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2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2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2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F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G2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Normal_20__28_Web_29_">
      <style:paragraph-properties fo:margin-top="0in" fo:margin-bottom="0in" loext:contextual-spacing="false" fo:text-align="justify" style:justify-single-word="false" style:vertical-align="baseline"/>
      <style:text-properties fo:language="en" fo:country="US" fo:font-weight="bold" style:font-weight-asian="bold" style:font-name-complex="Arial" style:font-size-complex="11pt"/>
    </style:style>
    <style:style style:name="P2" style:family="paragraph" style:parent-style-name="Standard">
      <style:paragraph-properties fo:margin-top="0in" fo:margin-bottom="0in" loext:contextual-spacing="false" style:vertical-align="baseline"/>
      <style:text-properties style:font-name="Times New Roman" fo:font-size="12pt" fo:font-weight="bold" style:font-size-asian="12pt" style:font-weight-asian="bold" style:font-name-complex="Times New Roman" style:font-size-complex="12pt" style:font-weight-complex="bold"/>
    </style:style>
    <style:style style:name="P3" style:family="paragraph" style:parent-style-name="Standard">
      <style:paragraph-properties fo:margin-top="0in" fo:margin-bottom="0in" loext:contextual-spacing="false" style:vertical-align="baseline"/>
      <style:text-properties fo:color="#000000" style:font-name="Times New Roman" style:text-underline-style="solid" style:text-underline-width="auto" style:text-underline-color="font-color" style:letter-kerning="true" style:font-name-complex="Arial" style:font-size-complex="11pt"/>
    </style:style>
    <style:style style:name="P4" style:family="paragraph" style:parent-style-name="Standard">
      <style:paragraph-properties fo:margin-top="0in" fo:margin-bottom="0in" loext:contextual-spacing="false" style:vertical-align="baseline"/>
      <style:text-properties fo:color="#000000" style:font-name="Times New Roman" fo:font-size="12pt" fo:language="en" fo:country="US" style:letter-kerning="true" style:font-size-asian="12pt" style:font-name-complex="Times New Roman" style:font-size-complex="12pt"/>
    </style:style>
    <style:style style:name="P5" style:family="paragraph" style:parent-style-name="Standard">
      <style:paragraph-properties fo:margin-top="0in" fo:margin-bottom="0in" loext:contextual-spacing="false" style:text-autospace="none"/>
      <style:text-properties fo:color="#000000" fo:font-size="12pt" style:font-size-asian="12pt" style:font-name-complex="Arial" style:font-size-complex="12pt"/>
    </style:style>
    <style:style style:name="P6" style:family="paragraph" style:parent-style-name="Standard">
      <style:paragraph-properties fo:margin-top="0in" fo:margin-bottom="0in" loext:contextual-spacing="false" style:vertical-align="baseline"/>
      <style:text-properties fo:color="#000000" style:letter-kerning="true" style:font-name-complex="Arial" style:font-size-complex="11pt"/>
    </style:style>
    <style:style style:name="P7" style:family="paragraph" style:parent-style-name="Standard">
      <style:paragraph-properties fo:margin-top="0in" fo:margin-bottom="0in" loext:contextual-spacing="false" style:vertical-align="baseline"/>
      <style:text-properties fo:color="#000000" fo:font-weight="bold" style:letter-kerning="true" style:font-weight-asian="bold" style:font-name-complex="Arial" style:font-size-complex="11pt"/>
    </style:style>
    <style:style style:name="P8" style:family="paragraph" style:parent-style-name="Standard">
      <style:paragraph-properties fo:margin-top="0in" fo:margin-bottom="0in" loext:contextual-spacing="false" style:text-autospace="none"/>
      <style:text-properties fo:color="#000000" style:font-name-complex="Arial" style:font-size-complex="11pt"/>
    </style:style>
    <style:style style:name="P9" style:family="paragraph" style:parent-style-name="Standard">
      <style:paragraph-properties fo:margin-top="0in" fo:margin-bottom="0in" loext:contextual-spacing="false" fo:text-align="start" style:justify-single-word="false" style:text-autospace="none"/>
      <style:text-properties fo:color="#000000" style:font-name-complex="Arial" style:font-size-complex="11pt"/>
    </style:style>
    <style:style style:name="P10" style:family="paragraph" style:parent-style-name="Standard">
      <style:paragraph-properties fo:margin-top="0in" fo:margin-bottom="0in" loext:contextual-spacing="false" fo:text-align="end" style:justify-single-word="false" style:text-autospace="none"/>
      <style:text-properties fo:color="#000000" fo:font-size="14pt" fo:font-style="italic" fo:font-weight="bold" style:font-name-asian="Calibri" style:font-size-asian="14pt" style:font-style-asian="italic" style:font-weight-asian="bold" style:font-name-complex="Arial" style:font-size-complex="14pt" style:font-style-complex="italic" style:font-weight-complex="bold"/>
    </style:style>
    <style:style style:name="P11" style:family="paragraph" style:parent-style-name="Standard">
      <style:paragraph-properties fo:margin-top="0in" fo:margin-bottom="0in" loext:contextual-spacing="false" fo:text-align="start" style:justify-single-word="false" style:text-autospace="none"/>
      <style:text-properties fo:color="#000000" fo:font-size="9pt" fo:font-style="italic" fo:font-weight="bold" style:font-name-asian="Calibri" style:font-size-asian="9pt" style:font-style-asian="italic" style:font-weight-asian="bold" style:font-name-complex="Arial" style:font-size-complex="9pt" style:font-style-complex="italic" style:font-weight-complex="bold"/>
    </style:style>
    <style:style style:name="P12" style:family="paragraph" style:parent-style-name="Standard">
      <style:paragraph-properties fo:margin-top="0in" fo:margin-bottom="0in" loext:contextual-spacing="false" style:vertical-align="baseline"/>
    </style:style>
    <style:style style:name="P13" style:family="paragraph" style:parent-style-name="Standard">
      <style:paragraph-properties fo:margin-top="0in" fo:margin-bottom="0in" loext:contextual-spacing="false" fo:text-align="start" style:justify-single-word="false"/>
    </style:style>
    <style:style style:name="P14" style:family="paragraph" style:parent-style-name="Standard">
      <style:paragraph-properties fo:margin-top="0in" fo:margin-bottom="0in" loext:contextual-spacing="false" fo:text-align="center" style:justify-single-word="false"/>
    </style:style>
    <style:style style:name="P15" style:family="paragraph" style:parent-style-name="Standard">
      <style:paragraph-properties fo:margin-top="0in" fo:margin-bottom="0in" loext:contextual-spacing="false" style:text-autospace="none"/>
    </style:style>
    <style:style style:name="P16" style:family="paragraph" style:parent-style-name="Standard">
      <style:paragraph-properties fo:margin-top="0in" fo:margin-bottom="0in" loext:contextual-spacing="false" fo:text-align="center" style:justify-single-word="false" style:snap-to-layout-grid="false"/>
      <style:text-properties fo:font-size="10pt" style:font-size-asian="10pt" style:font-name-complex="Arial"/>
    </style:style>
    <style:style style:name="P17" style:family="paragraph" style:parent-style-name="Standard">
      <style:paragraph-properties fo:margin-top="0in" fo:margin-bottom="0in" loext:contextual-spacing="false" fo:text-align="center" style:justify-single-word="false" style:snap-to-layout-grid="false"/>
      <style:text-properties fo:font-size="10pt" officeooo:rsid="001f224b" officeooo:paragraph-rsid="001f224b" style:font-size-asian="10pt" style:font-name-complex="Arial"/>
    </style:style>
    <style:style style:name="P18" style:family="paragraph" style:parent-style-name="Standard">
      <style:paragraph-properties fo:margin-top="0in" fo:margin-bottom="0in" loext:contextual-spacing="false" fo:text-align="center" style:justify-single-word="false" style:snap-to-layout-grid="false"/>
      <style:text-properties fo:font-size="10pt" officeooo:rsid="00208956" officeooo:paragraph-rsid="00208956" style:font-size-asian="10pt" style:font-name-complex="Arial"/>
    </style:style>
    <style:style style:name="P19" style:family="paragraph" style:parent-style-name="Standard">
      <style:paragraph-properties fo:margin-top="0in" fo:margin-bottom="0in" loext:contextual-spacing="false" fo:text-align="center" style:justify-single-word="false" style:snap-to-layout-grid="false"/>
      <style:text-properties fo:font-size="10pt" style:text-underline-style="solid" style:text-underline-width="auto" style:text-underline-color="font-color" officeooo:rsid="001f224b" officeooo:paragraph-rsid="001f224b" style:font-size-asian="10pt" style:font-name-complex="Arial"/>
    </style:style>
    <style:style style:name="P20" style:family="paragraph" style:parent-style-name="Standard">
      <style:paragraph-properties fo:margin-top="0in" fo:margin-bottom="0in" loext:contextual-spacing="false" fo:text-align="center" style:justify-single-word="false" style:snap-to-layout-grid="false"/>
      <style:text-properties fo:font-size="10pt" style:text-underline-style="solid" style:text-underline-width="auto" style:text-underline-color="font-color" officeooo:rsid="00208956" officeooo:paragraph-rsid="00208956" style:font-size-asian="10pt" style:font-name-complex="Arial"/>
    </style:style>
    <style:style style:name="P21" style:family="paragraph" style:parent-style-name="Standard">
      <style:paragraph-properties fo:margin-top="0in" fo:margin-bottom="0in" loext:contextual-spacing="false" fo:text-align="center" style:justify-single-word="false"/>
      <style:text-properties fo:font-size="10pt" fo:font-weight="bold" style:font-size-asian="10pt" style:font-weight-asian="bold" style:font-name-complex="Arial" style:font-weight-complex="bold"/>
    </style:style>
    <style:style style:name="P22" style:family="paragraph" style:parent-style-name="Standard">
      <style:paragraph-properties fo:margin-top="0in" fo:margin-bottom="0in" loext:contextual-spacing="false" fo:text-align="center" style:justify-single-word="false" style:snap-to-layout-grid="false"/>
      <style:text-properties fo:font-size="10pt" style:text-underline-style="none" officeooo:rsid="00208956" officeooo:paragraph-rsid="00208956" style:font-size-asian="10pt" style:font-name-complex="Arial"/>
    </style:style>
    <style:style style:name="P23" style:family="paragraph" style:parent-style-name="Standard">
      <style:paragraph-properties fo:margin-top="0in" fo:margin-bottom="0in" loext:contextual-spacing="false" fo:text-align="center" style:justify-single-word="false"/>
      <style:text-properties fo:color="#c9211e" fo:font-size="10pt" fo:font-weight="bold" style:font-size-asian="10pt" style:font-weight-asian="bold" style:font-name-complex="Arial" style:font-weight-complex="bold"/>
    </style:style>
    <style:style style:name="P24" style:family="paragraph" style:parent-style-name="Standard">
      <style:paragraph-properties fo:margin-top="0in" fo:margin-bottom="0in" loext:contextual-spacing="false"/>
      <style:text-properties fo:font-weight="bold" style:font-weight-asian="bold" style:font-name-complex="Arial" style:font-size-complex="11pt"/>
    </style:style>
    <style:style style:name="P25" style:family="paragraph" style:parent-style-name="Heading">
      <style:paragraph-properties fo:margin-left="0in" fo:margin-right="0in" fo:text-indent="0in" style:auto-text-indent="false"/>
    </style:style>
    <style:style style:name="P26" style:family="paragraph" style:parent-style-name="Heading">
      <style:paragraph-properties fo:margin-left="0in" fo:margin-right="0in" fo:text-indent="0in" style:auto-text-indent="false"/>
      <style:text-properties fo:font-size="14pt" fo:language="el" fo:country="GR" style:text-underline-style="none" style:font-size-asian="14pt" style:font-size-complex="16pt"/>
    </style:style>
    <style:style style:name="P27" style:family="paragraph" style:parent-style-name="Normal_20__28_Web_29_">
      <style:paragraph-properties fo:margin-top="0.0799in" fo:margin-bottom="0in" loext:contextual-spacing="false" fo:text-align="justify" style:justify-single-word="false" style:vertical-align="baseline"/>
    </style:style>
    <style:style style:name="P28" style:family="paragraph" style:parent-style-name="Standard">
      <style:text-properties fo:color="#000000" style:font-name="Arial" fo:font-size="14pt" fo:language="el" fo:country="GR" fo:font-weight="bold" style:font-size-asian="14pt" style:font-weight-asian="bold" style:font-name-complex="Arial" style:font-size-complex="14pt"/>
    </style:style>
    <style:style style:name="P29" style:family="paragraph" style:parent-style-name="Standard">
      <style:text-properties fo:color="#000000" style:letter-kerning="true" style:font-name-complex="Arial" style:font-size-complex="11pt"/>
    </style:style>
    <style:style style:name="P30" style:family="paragraph" style:parent-style-name="Standard">
      <style:text-properties fo:color="#000000" fo:language="en" fo:country="US" style:font-name-complex="Arial" style:font-size-complex="7pt"/>
    </style:style>
    <style:style style:name="P31" style:family="paragraph" style:parent-style-name="Standard">
      <style:text-properties fo:color="#000000" style:font-name-complex="Arial" style:font-size-complex="7pt"/>
    </style:style>
    <style:style style:name="P32" style:family="paragraph" style:parent-style-name="Standard">
      <style:paragraph-properties fo:text-align="start" style:justify-single-word="false"/>
      <style:text-properties fo:color="#000000" style:font-name-complex="Arial" style:font-size-complex="11pt"/>
    </style:style>
    <style:style style:name="P33" style:family="paragraph" style:parent-style-name="Standard">
      <style:text-properties fo:color="#000000" fo:language="en" fo:country="GB" style:font-name-complex="Arial" style:font-size-complex="7pt"/>
    </style:style>
    <style:style style:name="P34" style:family="paragraph" style:parent-style-name="Standard">
      <style:text-properties fo:color="#000000" fo:language="en" fo:country="GB" style:font-name-complex="Arial" style:font-size-complex="7pt" text:display="none"/>
    </style:style>
    <style:style style:name="P35" style:family="paragraph" style:parent-style-name="Standard">
      <style:paragraph-properties fo:text-align="center" style:justify-single-word="false"/>
      <style:text-properties fo:color="#000000" fo:font-size="9pt" fo:font-weight="bold" style:font-size-asian="9pt" style:font-weight-asian="bold"/>
    </style:style>
    <style:style style:name="P36" style:family="paragraph" style:parent-style-name="Standard">
      <style:paragraph-properties fo:text-align="center" style:justify-single-word="false"/>
      <style:text-properties fo:color="#000000" fo:font-size="9pt" style:font-size-asian="9pt"/>
    </style:style>
    <style:style style:name="P37" style:family="paragraph" style:parent-style-name="Standard">
      <style:text-properties fo:color="#000000" fo:font-size="10pt" fo:font-style="italic" fo:font-weight="bold" style:font-name-asian="Calibri" style:font-size-asian="10pt" style:font-style-asian="italic" style:font-weight-asian="bold" style:font-name-complex="Arial" style:font-style-complex="italic" style:font-weight-complex="bold"/>
    </style:style>
    <style:style style:name="P38" style:family="paragraph" style:parent-style-name="Standard">
      <style:text-properties fo:color="#000000" fo:font-size="6pt" fo:language="en" fo:country="US" fo:font-style="italic" fo:font-weight="bold" officeooo:paragraph-rsid="0023d356" style:font-name-asian="Calibri" style:font-size-asian="6pt" style:font-style-asian="italic" style:font-weight-asian="bold" style:font-name-complex="Arial" style:font-size-complex="6pt" style:font-style-complex="italic" style:font-weight-complex="bold"/>
    </style:style>
    <style:style style:name="P39" style:family="paragraph" style:parent-style-name="Standard">
      <style:text-properties fo:font-weight="bold" style:font-weight-asian="bold" style:font-name-complex="Arial" style:font-size-complex="11pt"/>
    </style:style>
    <style:style style:name="P40" style:family="paragraph" style:parent-style-name="Standard">
      <style:text-properties style:font-name-complex="Arial"/>
    </style:style>
    <style:style style:name="P41" style:family="paragraph" style:parent-style-name="Standard">
      <style:text-properties style:font-name-complex="Arial" style:font-size-complex="11pt"/>
    </style:style>
    <style:style style:name="P42" style:family="paragraph" style:parent-style-name="Standard">
      <style:paragraph-properties fo:text-align="start" style:justify-single-word="false"/>
    </style:style>
    <style:style style:name="P43" style:family="paragraph" style:parent-style-name="Standard">
      <style:text-properties fo:font-size="10pt" fo:language="en" fo:country="US" style:font-size-asian="10pt" style:font-name-complex="Arial" style:font-size-complex="12pt"/>
    </style:style>
    <style:style style:name="P44" style:family="paragraph" style:parent-style-name="Standard">
      <style:text-properties fo:font-size="10pt" fo:language="en" fo:country="US" style:font-size-asian="10pt" style:font-size-complex="12pt"/>
    </style:style>
    <style:style style:name="P45" style:family="paragraph" style:parent-style-name="Standard">
      <style:text-properties fo:font-size="10pt" fo:language="el" fo:country="GR" officeooo:paragraph-rsid="0025e8d4" style:font-name-asian="Calibri" style:font-size-asian="10pt" style:font-name-complex="Arial" style:font-size-complex="12pt"/>
    </style:style>
    <style:style style:name="P46" style:family="paragraph" style:parent-style-name="Standard">
      <style:text-properties fo:font-size="1pt" style:font-size-asian="1pt" style:font-size-complex="1pt"/>
    </style:style>
    <style:style style:name="P47" style:family="paragraph" style:parent-style-name="Standard">
      <style:text-properties fo:font-size="1pt" officeooo:paragraph-rsid="0023d356" style:font-size-asian="1pt" style:font-size-complex="1pt"/>
    </style:style>
    <style:style style:name="P48" style:family="paragraph" style:parent-style-name="Standard">
      <style:paragraph-properties fo:text-align="center" style:justify-single-word="false"/>
    </style:style>
    <style:style style:name="P49" style:family="paragraph" style:parent-style-name="Standard">
      <style:text-properties fo:font-size="6pt" fo:language="en" fo:country="US" style:font-size-asian="6pt" style:font-size-complex="6pt"/>
    </style:style>
    <style:style style:name="P50" style:family="paragraph" style:parent-style-name="Standard">
      <style:text-properties fo:font-size="3pt" style:font-size-asian="3pt" style:font-size-complex="3pt"/>
    </style:style>
    <style:style style:name="P51" style:family="paragraph" style:parent-style-name="Standard">
      <style:text-properties style:language-asian="en" style:country-asian="US"/>
    </style:style>
    <style:style style:name="P52" style:family="paragraph" style:parent-style-name="Standard">
      <style:text-properties fo:language="el" fo:country="GR" fo:font-weight="bold" style:language-asian="el" style:country-asian="GR" style:font-weight-asian="bold" style:font-name-complex="Arial" style:font-size-complex="14pt"/>
    </style:style>
    <style:style style:name="P53" style:family="paragraph" style:parent-style-name="Standard">
      <style:paragraph-properties fo:margin-left="0.5in" fo:margin-right="0in" fo:margin-top="0in" fo:margin-bottom="0in" loext:contextual-spacing="true" fo:text-indent="0in" style:auto-text-indent="false" style:vertical-align="baseline"/>
      <style:text-properties style:font-name="Times New Roman" fo:font-size="11pt" fo:language="el" fo:country="GR" style:font-size-asian="11pt" style:font-name-complex="Times New Roman" style:font-size-complex="12pt" style:font-weight-complex="bold"/>
    </style:style>
    <style:style style:name="P54" style:family="paragraph" style:parent-style-name="Standard">
      <style:paragraph-properties fo:margin-top="0in" fo:margin-bottom="0in" loext:contextual-spacing="true" style:vertical-align="baseline"/>
    </style:style>
    <style:style style:name="P55" style:family="paragraph" style:parent-style-name="Standard">
      <style:paragraph-properties fo:margin-left="0.0492in" fo:margin-right="0in" fo:margin-top="0in" fo:margin-bottom="0in" loext:contextual-spacing="false" fo:text-indent="-0.0984in" style:auto-text-indent="false"/>
      <style:text-properties style:font-name-complex="Arial" style:font-size-complex="11pt"/>
    </style:style>
    <style:style style:name="P56" style:family="paragraph" style:parent-style-name="Standard">
      <style:paragraph-properties fo:margin-left="0.0492in" fo:margin-right="0in" fo:margin-top="0in" fo:margin-bottom="0in" loext:contextual-spacing="false" fo:text-indent="-0.0984in" style:auto-text-indent="false"/>
      <style:text-properties fo:language="en" fo:country="US" style:font-name-complex="Arial" style:font-size-complex="11pt"/>
    </style:style>
    <style:style style:name="P57" style:family="paragraph" style:parent-style-name="Standard">
      <style:paragraph-properties fo:margin-left="0.0492in" fo:margin-right="0in" fo:margin-top="0in" fo:margin-bottom="0in" loext:contextual-spacing="false" fo:text-indent="-0.0984in" style:auto-text-indent="false"/>
      <style:text-properties fo:language="en" fo:country="GB" style:font-name-complex="Arial" style:font-size-complex="11pt"/>
    </style:style>
    <style:style style:name="P58" style:family="paragraph" style:parent-style-name="Standard">
      <style:paragraph-properties fo:margin-top="0.2083in" fo:margin-bottom="0.139in" loext:contextual-spacing="false" fo:line-height="115%"/>
    </style:style>
    <style:style style:name="P59" style:family="paragraph" style:parent-style-name="Standard">
      <style:paragraph-properties fo:margin-top="0.2083in" fo:margin-bottom="0.139in" loext:contextual-spacing="false" fo:line-height="115%"/>
      <style:text-properties fo:font-weight="bold" style:font-weight-asian="bold" style:font-name-complex="Arial"/>
    </style:style>
    <style:style style:name="P60" style:family="paragraph" style:parent-style-name="Standard">
      <style:paragraph-properties fo:margin-top="0.0835in" fo:margin-bottom="0.0835in" loext:contextual-spacing="false"/>
    </style:style>
    <style:style style:name="P61" style:family="paragraph" style:parent-style-name="Standard">
      <style:paragraph-properties fo:margin-top="0.0835in" fo:margin-bottom="0.0835in" loext:contextual-spacing="false"/>
      <style:text-properties fo:font-size="2pt" fo:language="en" fo:country="US" fo:font-style="italic" style:text-underline-style="solid" style:text-underline-width="auto" style:text-underline-color="font-color" fo:background-color="#ffffff" style:font-size-asian="2pt" style:font-style-asian="italic" style:font-name-complex="Arial" style:font-size-complex="2pt" style:font-style-complex="italic"/>
    </style:style>
    <style:style style:name="P62" style:family="paragraph" style:parent-style-name="Standard">
      <style:paragraph-properties fo:margin-top="0.0835in" fo:margin-bottom="0.0835in" loext:contextual-spacing="false"/>
      <style:text-properties fo:font-style="italic" style:text-underline-style="solid" style:text-underline-width="auto" style:text-underline-color="font-color" fo:background-color="#ffffff" style:font-style-asian="italic" style:font-name-complex="Arial" style:font-style-complex="italic"/>
    </style:style>
    <style:style style:name="P63" style:family="paragraph" style:parent-style-name="Standard">
      <style:paragraph-properties fo:margin-top="0in" fo:margin-bottom="0.0555in" loext:contextual-spacing="false" fo:text-align="center" style:justify-single-word="false"/>
      <style:text-properties fo:language="en" fo:country="US"/>
    </style:style>
    <style:style style:name="P64" style:family="paragraph" style:parent-style-name="Standard">
      <style:paragraph-properties fo:margin-top="0in" fo:margin-bottom="0.0555in" loext:contextual-spacing="false" fo:text-align="center" style:justify-single-word="false"/>
      <style:text-properties fo:language="en" fo:country="US" fo:font-weight="bold" officeooo:rsid="0023d356" officeooo:paragraph-rsid="0023d356" style:font-weight-asian="bold" style:font-weight-complex="bold"/>
    </style:style>
    <style:style style:name="P65" style:family="paragraph" style:parent-style-name="Standard">
      <style:paragraph-properties fo:margin-top="0in" fo:margin-bottom="0.0555in" loext:contextual-spacing="false" fo:text-align="center" style:justify-single-word="false"/>
      <style:text-properties fo:language="en" fo:country="GB"/>
    </style:style>
    <style:style style:name="P66" style:family="paragraph" style:parent-style-name="Standard">
      <style:paragraph-properties fo:margin-top="0in" fo:margin-bottom="0.0555in" loext:contextual-spacing="false" fo:text-align="center" style:justify-single-word="false"/>
    </style:style>
    <style:style style:name="P67" style:family="paragraph" style:parent-style-name="Standard">
      <style:paragraph-properties fo:margin-top="0in" fo:margin-bottom="0.0555in" loext:contextual-spacing="false" fo:text-align="center" style:justify-single-word="false"/>
      <style:text-properties fo:font-weight="bold" officeooo:rsid="0023d356" officeooo:paragraph-rsid="0023d356" style:font-weight-asian="bold" style:font-weight-complex="bold"/>
    </style:style>
    <style:style style:name="P68" style:family="paragraph" style:parent-style-name="Standard">
      <style:paragraph-properties fo:margin-top="0in" fo:margin-bottom="0.0555in" loext:contextual-spacing="false" fo:text-align="center" style:justify-single-word="false"/>
      <style:text-properties fo:font-weight="bold" officeooo:paragraph-rsid="0023d356" style:font-weight-asian="bold" style:font-weight-complex="bold"/>
    </style:style>
    <style:style style:name="P69" style:family="paragraph" style:parent-style-name="Standard">
      <style:paragraph-properties fo:margin-top="0.0417in" fo:margin-bottom="0.0835in" loext:contextual-spacing="false"/>
    </style:style>
    <style:style style:name="P70" style:family="paragraph" style:parent-style-name="Standard">
      <style:paragraph-properties fo:margin-top="0in" fo:margin-bottom="0.111in" loext:contextual-spacing="false"/>
    </style:style>
    <style:style style:name="P71" style:family="paragraph" style:parent-style-name="Standard">
      <style:paragraph-properties fo:margin-top="0in" fo:margin-bottom="0.111in" loext:contextual-spacing="false"/>
      <style:text-properties style:font-name-asian="Calibri" style:language-asian="en" style:country-asian="US" style:font-name-complex="Arial" style:font-size-complex="11pt"/>
    </style:style>
    <style:style style:name="P72" style:family="paragraph" style:parent-style-name="Standard">
      <style:paragraph-properties fo:margin-top="0in" fo:margin-bottom="0.1252in" loext:contextual-spacing="false"/>
    </style:style>
    <style:style style:name="P73" style:family="paragraph" style:parent-style-name="Standard">
      <style:paragraph-properties fo:margin-top="0in" fo:margin-bottom="0.1252in" loext:contextual-spacing="false"/>
      <style:text-properties style:font-name-asian="Calibri" style:language-asian="en" style:country-asian="US" style:font-name-complex="Arial" style:font-size-complex="11pt"/>
    </style:style>
    <style:style style:name="P74" style:family="paragraph" style:parent-style-name="Standard">
      <style:paragraph-properties fo:margin-top="0.1665in" fo:margin-bottom="0.111in" loext:contextual-spacing="false" fo:line-height="115%"/>
    </style:style>
    <style:style style:name="P75" style:family="paragraph" style:parent-style-name="Standard">
      <style:paragraph-properties fo:margin-top="0.1665in" fo:margin-bottom="0in" loext:contextual-spacing="false"/>
    </style:style>
    <style:style style:name="P76" style:family="paragraph" style:parent-style-name="Standard">
      <style:paragraph-properties fo:margin-top="0.1665in" fo:margin-bottom="0in" loext:contextual-spacing="false"/>
      <style:text-properties fo:color="#000000" fo:font-size="10pt" fo:font-style="italic" fo:font-weight="bold" style:font-name-asian="Calibri" style:font-size-asian="10pt" style:font-style-asian="italic" style:font-weight-asian="bold" style:font-name-complex="Arial" style:font-style-complex="italic" style:font-weight-complex="bold"/>
    </style:style>
    <style:style style:name="P77" style:family="paragraph" style:parent-style-name="Heading" style:master-page-name="Standard">
      <style:paragraph-properties fo:margin-left="0in" fo:margin-right="0in" fo:margin-top="0.0835in" fo:margin-bottom="0.0835in" loext:contextual-spacing="false" fo:text-indent="0in" style:auto-text-indent="false" style:page-number="auto"/>
      <style:text-properties fo:font-size="18pt" fo:language="el" fo:country="GR" style:text-underline-style="none" style:font-size-asian="18pt" style:font-size-complex="16pt"/>
    </style:style>
    <style:style style:name="P78" style:family="paragraph" style:parent-style-name="Footer">
      <style:paragraph-properties fo:text-align="end" style:justify-single-word="false"/>
    </style:style>
    <style:style style:name="P79" style:family="paragraph" style:parent-style-name="Heading_20_1">
      <style:paragraph-properties fo:margin-top="0.1252in" fo:margin-bottom="0in" loext:contextual-spacing="false" fo:text-align="justify" style:justify-single-word="false"/>
    </style:style>
    <style:style style:name="P80" style:family="paragraph" style:parent-style-name="Heading_20_3">
      <style:paragraph-properties fo:margin-top="0.1665in" fo:margin-bottom="0.0835in" loext:contextual-spacing="false" fo:padding-left="0.0555in" fo:padding-right="0.0555in" fo:padding-top="0.0138in" fo:padding-bottom="0.0138in" fo:border="0.51pt solid #000000"/>
      <style:text-properties fo:color="#000000" style:font-name="Arial" fo:font-size="14pt" fo:language="el" fo:country="GR" style:font-size-asian="14pt" style:font-name-complex="Arial" style:font-size-complex="14pt"/>
    </style:style>
    <style:style style:name="P81" style:family="paragraph" style:parent-style-name="Standard">
      <style:paragraph-properties fo:text-align="center" style:justify-single-word="false"/>
      <style:text-properties fo:color="#000000" fo:font-size="9pt" fo:font-weight="bold" officeooo:paragraph-rsid="0011a43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center" style:justify-single-word="false"/>
      <style:text-properties fo:color="#000000" fo:font-size="9pt" officeooo:paragraph-rsid="0011a43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center" style:justify-single-word="false"/>
      <style:text-properties fo:color="#000000" fo:font-size="9pt" officeooo:rsid="00135698" officeooo:paragraph-rsid="0013569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center" style:justify-single-word="false"/>
      <style:text-properties fo:color="#000000" fo:font-size="9pt" officeooo:rsid="00135698" officeooo:paragraph-rsid="0011a43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center" style:justify-single-word="false"/>
      <style:text-properties fo:color="#000000" fo:font-size="9pt" officeooo:rsid="00135698" officeooo:paragraph-rsid="00141b37"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center" style:justify-single-word="false"/>
      <style:text-properties fo:color="#000000" fo:font-size="9pt" officeooo:rsid="00135698" officeooo:paragraph-rsid="001598e6"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center" style:justify-single-word="false"/>
      <style:text-properties fo:color="#000000" fo:font-size="9pt" officeooo:rsid="00292584" officeooo:paragraph-rsid="0011a432"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center" style:justify-single-word="false"/>
      <style:text-properties fo:color="#000000" fo:font-size="9pt" officeooo:rsid="00303af1" officeooo:paragraph-rsid="0011a432"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center" style:justify-single-word="false"/>
      <style:text-properties fo:color="#000000" fo:font-size="9pt" officeooo:rsid="0025e8d4" officeooo:paragraph-rsid="0011a43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paragraph-properties fo:text-align="center" style:justify-single-word="false"/>
      <style:text-properties fo:color="#000000" fo:font-size="9pt" officeooo:rsid="00260c37" officeooo:paragraph-rsid="001598e6"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text-align="center" style:justify-single-word="false"/>
      <style:text-properties fo:color="#000000" fo:font-size="9pt" officeooo:rsid="00314f96" officeooo:paragraph-rsid="00314f96"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center" style:justify-single-word="false"/>
      <style:text-properties fo:color="#000000" style:text-position="0% 100%" fo:font-size="9pt" fo:language="en" fo:country="GB" officeooo:rsid="00135698" officeooo:paragraph-rsid="00135698"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center" style:justify-single-word="false"/>
      <style:text-properties fo:color="#000000" style:text-position="0% 100%" fo:font-size="9pt" officeooo:rsid="00135698" officeooo:paragraph-rsid="00135698"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center" style:justify-single-word="false"/>
      <style:text-properties fo:color="#000000" style:text-position="0% 100%" fo:font-size="9pt" officeooo:rsid="00135698" officeooo:paragraph-rsid="00141b37"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center" style:justify-single-word="false"/>
      <style:text-properties fo:color="#000000" style:text-position="0% 100%" fo:font-size="9pt" officeooo:rsid="00135698" officeooo:paragraph-rsid="001598e6"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center" style:justify-single-word="false"/>
      <style:text-properties fo:color="#000000" style:text-position="0% 100%" fo:font-size="9pt" officeooo:rsid="00141b37" officeooo:paragraph-rsid="00141b37"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paragraph-properties fo:text-align="center" style:justify-single-word="false"/>
      <style:text-properties fo:color="#000000" style:text-position="0% 100%" fo:font-size="9pt" officeooo:rsid="00141b37" officeooo:paragraph-rsid="001598e6"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text-align="center" style:justify-single-word="false"/>
      <style:text-properties fo:color="#000000" style:text-position="0% 100%" fo:font-size="9pt" officeooo:paragraph-rsid="0011a432"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text-align="center" style:justify-single-word="false"/>
      <style:text-properties fo:color="#000000" style:text-position="0% 100%" fo:font-size="9pt" officeooo:rsid="001598e6" officeooo:paragraph-rsid="001598e6"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center" style:justify-single-word="false"/>
      <style:text-properties fo:color="#000000" style:text-position="0% 100%" fo:font-size="9pt" officeooo:rsid="00260c37" officeooo:paragraph-rsid="001598e6"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paragraph-properties fo:text-align="center" style:justify-single-word="false"/>
      <style:text-properties fo:color="#000000" style:text-position="0% 100%" fo:font-size="9pt" officeooo:paragraph-rsid="0011a432"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Standard">
      <style:paragraph-properties fo:text-align="center" style:justify-single-word="false"/>
      <style:text-properties fo:color="#000000" style:text-position="0% 100%" fo:font-size="9pt" officeooo:rsid="001598e6" officeooo:paragraph-rsid="001598e6"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Standard">
      <style:paragraph-properties fo:text-align="center" style:justify-single-word="false"/>
      <style:text-properties fo:color="#000000" style:text-position="0% 100%" fo:font-size="9pt" fo:font-weight="normal" officeooo:rsid="00135698" officeooo:paragraph-rsid="00141b37"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center" style:justify-single-word="false"/>
      <style:text-properties fo:color="#000000" style:text-position="0% 100%" fo:font-size="9pt" fo:font-weight="normal" officeooo:rsid="00135698" officeooo:paragraph-rsid="001598e6"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text-properties fo:color="#000000" fo:font-size="6pt" fo:language="en" fo:country="US" fo:font-style="italic" fo:font-weight="bold" officeooo:paragraph-rsid="0023d356" style:font-name-asian="Calibri" style:font-size-asian="6pt" style:font-style-asian="italic" style:font-weight-asian="bold" style:font-name-complex="Arial" style:font-size-complex="6pt" style:font-style-complex="italic" style:font-weight-complex="bold"/>
    </style:style>
    <style:style style:name="P106" style:family="paragraph" style:parent-style-name="Standard">
      <style:paragraph-properties fo:text-align="center" style:justify-single-word="false"/>
      <style:text-properties style:text-position="0% 100%" officeooo:rsid="00135698" officeooo:paragraph-rsid="00135698"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language="el" fo:country="GR" style:language-asian="el" style:country-asian="GR" style:font-name-complex="Arial" style:font-size-complex="14pt"/>
    </style:style>
    <style:style style:name="T2" style:family="text">
      <style:text-properties fo:font-size="16pt" fo:language="el" fo:country="GR" style:text-underline-style="none" style:font-size-asian="16pt" style:font-size-complex="16pt"/>
    </style:style>
    <style:style style:name="T3" style:family="text">
      <style:text-properties fo:font-size="16pt" fo:language="en" fo:country="US" style:text-underline-style="none" style:font-size-asian="16pt" style:font-size-complex="16pt"/>
    </style:style>
    <style:style style:name="T4" style:family="text">
      <style:text-properties fo:language="en" fo:country="US"/>
    </style:style>
    <style:style style:name="T5" style:family="text">
      <style:text-properties fo:language="en" fo:country="US" fo:font-weight="bold" fo:background-color="#ffffff" loext:char-shading-value="0" style:font-weight-asian="bold" style:font-name-complex="Arial"/>
    </style:style>
    <style:style style:name="T6" style:family="text">
      <style:text-properties fo:language="en" fo:country="US" style:font-name-complex="Arial" style:font-size-complex="11pt"/>
    </style:style>
    <style:style style:name="T7" style:family="text">
      <style:text-properties fo:language="en" fo:country="US" style:font-name-asian="Arial" style:font-name-complex="Arial" style:font-size-complex="11pt"/>
    </style:style>
    <style:style style:name="T8" style:family="text">
      <style:text-properties fo:language="en" fo:country="US" fo:background-color="#ffffff" loext:char-shading-value="0" style:font-name-complex="Arial" style:font-style-complex="italic"/>
    </style:style>
    <style:style style:name="T9" style:family="text">
      <style:text-properties fo:language="en" fo:country="US" style:font-name-asian="Calibri" style:language-asian="en" style:country-asian="US" style:font-name-complex="Arial" style:font-size-complex="11pt"/>
    </style:style>
    <style:style style:name="T10" style:family="text">
      <style:text-properties fo:language="en" fo:country="US" fo:font-style="italic" style:font-name-asian="Calibri" style:language-asian="en" style:country-asian="US" style:font-style-asian="italic" style:font-name-complex="Arial" style:font-size-complex="11pt"/>
    </style:style>
    <style:style style:name="T11" style:family="text">
      <style:text-properties fo:language="en" fo:country="US" style:language-asian="en" style:country-asian="US"/>
    </style:style>
    <style:style style:name="T12" style:family="text">
      <style:text-properties style:font-name="Arial" fo:font-size="11pt" fo:font-weight="bold" style:font-size-asian="11pt" style:font-weight-asian="bold" style:font-name-complex="Arial" style:font-size-complex="11pt"/>
    </style:style>
    <style:style style:name="T13" style:family="text">
      <style:text-properties style:font-name="Arial" fo:font-size="11pt" style:font-size-asian="11pt" style:font-name-complex="Arial" style:font-size-complex="11pt"/>
    </style:style>
    <style:style style:name="T14" style:family="text">
      <style:text-properties style:font-name-complex="Arial"/>
    </style:style>
    <style:style style:name="T15" style:family="text">
      <style:text-properties style:font-name-complex="Arial" style:font-size-complex="11pt"/>
    </style:style>
    <style:style style:name="T16" style:family="text">
      <style:text-properties fo:color="#000000" style:font-name="Arial" fo:font-size="11pt" style:letter-kerning="true" style:font-size-asian="11pt" style:font-name-complex="Arial" style:font-size-complex="11pt"/>
    </style:style>
    <style:style style:name="T17" style:family="text">
      <style:text-properties fo:color="#000000" style:letter-kerning="true" style:font-name-complex="Arial" style:font-size-complex="11pt"/>
    </style:style>
    <style:style style:name="T18" style:family="text">
      <style:text-properties fo:color="#000000" fo:language="en" fo:country="US" style:letter-kerning="true" style:font-name-complex="Arial" style:font-size-complex="11pt"/>
    </style:style>
    <style:style style:name="T19" style:family="text">
      <style:text-properties fo:color="#000000" fo:language="en" fo:country="US" fo:font-weight="bold" style:font-weight-asian="bold" style:font-name-complex="Arial" style:font-size-complex="7pt"/>
    </style:style>
    <style:style style:name="T20" style:family="text">
      <style:text-properties fo:color="#000000" fo:language="en" fo:country="US" fo:font-weight="bold" style:font-weight-asian="bold" style:font-name-complex="Arial" style:font-size-complex="7pt" style:font-weight-complex="bold"/>
    </style:style>
    <style:style style:name="T21" style:family="text">
      <style:text-properties fo:color="#000000" fo:language="en" fo:country="US" fo:font-weight="bold" style:font-name-asian="Arial" style:font-weight-asian="bold" style:font-name-complex="Arial" style:font-size-complex="7pt" style:font-weight-complex="bold"/>
    </style:style>
    <style:style style:name="T22" style:family="text">
      <style:text-properties fo:color="#000000" fo:language="en" fo:country="US" style:font-name-complex="Arial" style:font-size-complex="7pt"/>
    </style:style>
    <style:style style:name="T23" style:family="text">
      <style:text-properties fo:color="#000000" fo:language="en" fo:country="US" style:font-name-complex="Arial" style:font-size-complex="11pt"/>
    </style:style>
    <style:style style:name="T24" style:family="text">
      <style:text-properties fo:color="#000000" fo:language="en" fo:country="US" style:font-name-asian="Arial" style:font-name-complex="Arial" style:font-size-complex="7pt"/>
    </style:style>
    <style:style style:name="T25" style:family="text">
      <style:text-properties fo:color="#000000" fo:font-weight="bold" style:letter-kerning="true" style:font-weight-asian="bold" style:font-name-complex="Arial" style:font-size-complex="11pt"/>
    </style:style>
    <style:style style:name="T26" style:family="text">
      <style:text-properties fo:color="#000000" fo:font-weight="bold" style:font-weight-asian="bold" style:font-name-complex="Arial" style:font-size-complex="7pt"/>
    </style:style>
    <style:style style:name="T27" style:family="text">
      <style:text-properties fo:color="#000000" fo:font-weight="bold" style:font-weight-asian="bold" style:font-name-complex="Arial" style:font-size-complex="11pt" style:font-weight-complex="bold"/>
    </style:style>
    <style:style style:name="T28" style:family="text">
      <style:text-properties fo:color="#000000" style:font-name="Calibri" fo:font-style="italic" style:font-style-asian="italic" style:font-name-complex="Arial" style:font-style-complex="italic"/>
    </style:style>
    <style:style style:name="T29" style:family="text">
      <style:text-properties fo:color="#000000" fo:font-size="12pt" style:letter-kerning="true" style:font-size-asian="12pt" style:font-name-complex="Arial" style:font-size-complex="12pt"/>
    </style:style>
    <style:style style:name="T30" style:family="text">
      <style:text-properties fo:color="#000000" style:text-underline-style="solid" style:text-underline-width="auto" style:text-underline-color="font-color" style:letter-kerning="true" style:font-name-complex="Arial" style:font-size-complex="11pt"/>
    </style:style>
    <style:style style:name="T31" style:family="text">
      <style:text-properties fo:color="#000000" style:font-name-complex="Arial" style:font-size-complex="7pt"/>
    </style:style>
    <style:style style:name="T32" style:family="text">
      <style:text-properties fo:color="#000000" style:font-name-complex="Arial" style:font-size-complex="11pt"/>
    </style:style>
    <style:style style:name="T33" style:family="text">
      <style:text-properties fo:color="#000000" fo:language="en" fo:country="GB" style:font-name-complex="Arial" style:font-size-complex="7pt"/>
    </style:style>
    <style:style style:name="T34" style:family="text">
      <style:text-properties fo:color="#000000" fo:language="en" fo:country="GB" fo:font-weight="bold" style:font-weight-asian="bold" style:font-name-complex="Arial" style:font-size-complex="7pt"/>
    </style:style>
    <style:style style:name="T35" style:family="text">
      <style:text-properties fo:color="#000000" fo:language="en" fo:country="GB" fo:font-weight="bold" style:font-weight-asian="bold" style:font-name-complex="Arial" style:font-size-complex="7pt" style:font-weight-complex="bold"/>
    </style:style>
    <style:style style:name="T36" style:family="text">
      <style:text-properties fo:color="#000000" fo:language="en" fo:country="GB" fo:font-weight="bold" style:font-name-asian="Arial" style:font-weight-asian="bold" style:font-name-complex="Arial" style:font-size-complex="7pt" style:font-weight-complex="bold"/>
    </style:style>
    <style:style style:name="T37" style:family="text">
      <style:text-properties fo:color="#000000" fo:language="en" fo:country="GB" style:font-name-asian="Arial" style:font-name-complex="Arial" style:font-size-complex="7pt"/>
    </style:style>
    <style:style style:name="T38" style:family="text">
      <style:text-properties fo:color="#000000" fo:font-size="9pt" fo:language="en" fo:country="GB" style:font-size-asian="9pt"/>
    </style:style>
    <style:style style:name="T39" style:family="text">
      <style:text-properties fo:color="#000000" fo:font-size="9pt" fo:font-style="italic" fo:font-weight="bold" style:font-name-asian="Calibri" style:font-size-asian="9pt" style:font-style-asian="italic" style:font-weight-asian="bold" style:font-name-complex="Arial" style:font-size-complex="9pt" style:font-style-complex="italic" style:font-weight-complex="bold"/>
    </style:style>
    <style:style style:name="T40" style:family="text">
      <style:text-properties fo:color="#000000" fo:font-size="9pt" fo:font-style="italic" fo:font-weight="bold" fo:background-color="#ffff00" loext:char-shading-value="0" style:font-name-asian="Calibri" style:font-size-asian="9pt" style:font-style-asian="italic" style:font-weight-asian="bold" style:font-name-complex="Arial" style:font-size-complex="9pt" style:font-style-complex="italic" style:font-weight-complex="bold"/>
    </style:style>
    <style:style style:name="T41" style:family="text">
      <style:text-properties fo:color="#000000" fo:font-size="9pt" fo:font-style="italic" style:font-name-asian="Calibri" style:font-size-asian="9pt" style:font-style-asian="italic" style:font-name-complex="Arial" style:font-size-complex="9pt" style:font-style-complex="italic"/>
    </style:style>
    <style:style style:name="T42" style:family="text">
      <style:text-properties fo:color="#000000" fo:font-size="9pt" fo:font-style="italic" fo:background-color="#ffff00" loext:char-shading-value="0" style:font-name-asian="Calibri" style:font-size-asian="9pt" style:font-style-asian="italic" style:font-name-complex="Arial" style:font-size-complex="9pt" style:font-style-complex="italic"/>
    </style:style>
    <style:style style:name="T43" style:family="text">
      <style:text-properties fo:color="#000000" fo:font-size="9pt" style:font-size-asian="9pt"/>
    </style:style>
    <style:style style:name="T44" style:family="text">
      <style:text-properties fo:color="#000000" style:text-position="sub 58%" fo:font-size="9pt" style:font-size-asian="9pt"/>
    </style:style>
    <style:style style:name="T45" style:family="text">
      <style:text-properties fo:color="#000000" fo:font-size="10pt" fo:font-style="italic" fo:font-weight="bold" style:font-name-asian="Calibri" style:font-size-asian="10pt" style:font-style-asian="italic" style:font-weight-asian="bold" style:font-name-complex="Arial" style:font-style-complex="italic" style:font-weight-complex="bold"/>
    </style:style>
    <style:style style:name="T46" style:family="text">
      <style:text-properties fo:color="#000000" fo:font-size="10pt" fo:language="en" fo:country="US" fo:font-style="italic" fo:font-weight="bold" style:font-name-asian="Calibri" style:font-size-asian="10pt" style:font-style-asian="italic" style:font-weight-asian="bold" style:font-name-complex="Arial" style:font-style-complex="italic" style:font-weight-complex="bold"/>
    </style:style>
    <style:style style:name="T47" style:family="text">
      <style:text-properties fo:font-weight="bold" style:font-weight-asian="bold"/>
    </style:style>
    <style:style style:name="T48" style:family="text">
      <style:text-properties fo:font-weight="bold" style:font-weight-asian="bold" style:font-name-complex="Arial"/>
    </style:style>
    <style:style style:name="T49" style:family="text">
      <style:text-properties fo:font-weight="bold" style:font-weight-asian="bold" style:font-name-complex="Arial" style:font-size-complex="11pt"/>
    </style:style>
    <style:style style:name="T50" style:family="text">
      <style:text-properties fo:font-weight="bold" fo:background-color="#ffffff" loext:char-shading-value="0" style:font-weight-asian="bold" style:font-name-complex="Arial"/>
    </style:style>
    <style:style style:name="T51" style:family="text">
      <style:text-properties fo:font-weight="bold" style:font-name-asian="Calibri" style:language-asian="en" style:country-asian="US" style:font-weight-asian="bold" style:font-name-complex="Arial" style:font-size-complex="11pt"/>
    </style:style>
    <style:style style:name="T52" style:family="text">
      <style:text-properties fo:font-weight="bold" style:language-asian="en" style:country-asian="US" style:font-weight-asian="bold"/>
    </style:style>
    <style:style style:name="T53" style:family="text">
      <style:text-properties fo:font-size="11pt" style:font-size-asian="11pt" style:font-name-complex="Arial" style:font-size-complex="11pt"/>
    </style:style>
    <style:style style:name="T54" style:family="text">
      <style:text-properties fo:font-size="11pt" fo:language="el" fo:country="GR" style:font-size-asian="11pt" style:font-name-complex="Arial" style:font-size-complex="11pt"/>
    </style:style>
    <style:style style:name="T55" style:family="text">
      <style:text-properties fo:font-size="11pt" fo:language="el" fo:country="GR" fo:font-weight="normal" style:font-size-asian="11pt" style:font-weight-asian="normal" style:font-weight-complex="bold"/>
    </style:style>
    <style:style style:name="T56" style:family="text">
      <style:text-properties fo:font-size="11pt" fo:font-weight="normal" style:font-size-asian="11pt" style:font-weight-asian="normal" style:font-weight-complex="bold"/>
    </style:style>
    <style:style style:name="T57" style:family="text">
      <style:text-properties fo:font-size="11pt" fo:language="en" fo:country="US" fo:font-weight="normal" style:font-size-asian="11pt" style:font-weight-asian="normal" style:font-weight-complex="bold"/>
    </style:style>
    <style:style style:name="T58" style:family="text">
      <style:text-properties fo:font-style="italic" style:font-name-asian="Calibri" style:language-asian="en" style:country-asian="US" style:font-style-asian="italic" style:font-name-complex="Arial" style:font-size-complex="11pt"/>
    </style:style>
    <style:style style:name="T59" style:family="text">
      <style:text-properties style:text-underline-style="solid" style:text-underline-width="auto" style:text-underline-color="font-color" fo:font-weight="bold" style:font-weight-asian="bold" style:font-name-complex="Arial"/>
    </style:style>
    <style:style style:name="T60" style:family="text">
      <style:text-properties style:font-name-asian="Arial"/>
    </style:style>
    <style:style style:name="T61" style:family="text">
      <style:text-properties fo:language="en" fo:country="GB"/>
    </style:style>
    <style:style style:name="T62" style:family="text">
      <style:text-properties fo:language="en" fo:country="GB" style:font-name-asian="Arial" style:font-name-complex="Arial" style:font-size-complex="11pt"/>
    </style:style>
    <style:style style:name="T63" style:family="text">
      <style:text-properties fo:language="en" fo:country="GB" fo:background-color="#ffffff" loext:char-shading-value="0" style:font-name-complex="Arial" style:font-style-complex="italic"/>
    </style:style>
    <style:style style:name="T64" style:family="text">
      <style:text-properties fo:background-color="#ffffff" loext:char-shading-value="0" style:font-name-complex="Arial"/>
    </style:style>
    <style:style style:name="T65" style:family="text">
      <style:text-properties fo:background-color="#ffffff" loext:char-shading-value="0" style:font-name-complex="Arial" style:font-style-complex="italic"/>
    </style:style>
    <style:style style:name="T66" style:family="text">
      <style:text-properties style:text-position="sub 58%"/>
    </style:style>
    <style:style style:name="T67" style:family="text">
      <style:text-properties style:text-position="sub 58%" style:font-name-asian="Calibri" style:language-asian="en" style:country-asian="US" style:font-name-complex="Arial" style:font-size-complex="11pt"/>
    </style:style>
    <style:style style:name="T68" style:family="text">
      <style:text-properties style:text-position="sub 58%" style:font-name-complex="Arial"/>
    </style:style>
    <style:style style:name="T69" style:family="text">
      <style:text-properties style:text-position="sub 58%" officeooo:rsid="002c6bea"/>
    </style:style>
    <style:style style:name="T70" style:family="text">
      <style:text-properties style:text-position="sub 58%" officeooo:rsid="00141b37"/>
    </style:style>
    <style:style style:name="T71" style:family="text">
      <style:text-properties style:text-position="sub 58%" officeooo:rsid="001598e6"/>
    </style:style>
    <style:style style:name="T72" style:family="text">
      <style:text-properties style:font-name-asian="Calibri" style:language-asian="en" style:country-asian="US" style:font-name-complex="Arial" style:font-size-complex="11pt"/>
    </style:style>
    <style:style style:name="T73" style:family="text">
      <style:text-properties style:language-asian="en" style:country-asian="US"/>
    </style:style>
    <style:style style:name="T74" style:family="text">
      <style:text-properties fo:font-size="10pt" fo:font-style="italic" fo:font-weight="bold" style:font-name-asian="Calibri" style:font-size-asian="10pt" style:font-style-asian="italic" style:font-weight-asian="bold" style:font-name-complex="Arial" style:font-style-complex="italic" style:font-weight-complex="bold"/>
    </style:style>
    <style:style style:name="T75" style:family="text">
      <style:text-properties style:language-asian="el" style:country-asian="GR" style:font-name-complex="Arial" style:font-size-complex="14pt"/>
    </style:style>
    <style:style style:name="T76" style:family="text">
      <style:text-properties style:text-position="0% 100%"/>
    </style:style>
    <style:style style:name="T77" style:family="text">
      <style:text-properties style:text-position="0% 100%" officeooo:rsid="00292584"/>
    </style:style>
    <style:style style:name="T78" style:family="text">
      <style:text-properties style:text-position="0% 100%" officeooo:rsid="002951f6"/>
    </style:style>
    <style:style style:name="T79" style:family="text">
      <style:text-properties style:text-position="0% 100%" officeooo:rsid="002c6bea"/>
    </style:style>
    <style:style style:name="T80" style:family="text">
      <style:text-properties style:text-position="0% 100%" officeooo:rsid="00141b37"/>
    </style:style>
    <style:style style:name="T81" style:family="text">
      <style:text-properties style:text-position="0% 100%" officeooo:rsid="001598e6"/>
    </style:style>
    <style:style style:name="T82" style:family="text">
      <style:text-properties officeooo:rsid="00292584"/>
    </style:style>
    <style:style style:name="T83" style:family="text">
      <style:text-properties officeooo:rsid="002951f6"/>
    </style:style>
    <style:style style:name="T84" style:family="text">
      <style:text-properties officeooo:rsid="00303af1"/>
    </style:style>
    <style:style style:name="T85" style:family="text">
      <style:text-properties officeooo:rsid="00141b37"/>
    </style:style>
    <style:style style:name="T86" style:family="text">
      <style:text-properties officeooo:rsid="001598e6"/>
    </style:style>
    <style:style style:name="T87" style:family="text">
      <style:text-properties officeooo:rsid="002c6b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Λειτουργικά Συστήματα</text:p>
      <text:p text:style-name="P25"><text:span text:style-name="T2">2021 - 20</text:span><text:span text:style-name="T3">2</text:span><text:span text:style-name="T2">2</text:span></text:p>
      <text:p text:style-name="P26">2η Εργαστηριακή Άσκηση</text:p>
      <text:h text:style-name="P80" text:outline-level="3">Μέρος 1 [75 μονάδες]</text:h>
      <text:p text:style-name="P28"/>
      <text:p text:style-name="Standard"><text:span text:style-name="T47">Ερώτημα Α [25]: </text:span>(<text:span text:style-name="T4">A</text:span>)<text:span text:style-name="T47"> </text:span><text:span text:style-name="T17">Δημιουργήστε ένα πρόγραμμα στο οποίο μία διεργασία στο Linux/Unix παράγει άλλες </text:span><text:span text:style-name="T18">N</text:span><text:span text:style-name="T17"> θυγατρικές της. Κάθε διεργασία i (1&lt;=i&lt;=</text:span><text:span text:style-name="T18">N</text:span><text:span text:style-name="T17">), διαβάζει την τιμή που είναι αποθηκευμένη στη ρίζα ενός κοινά διαμοιραζόμενου </text:span><text:span text:style-name="T18">Heap</text:span><text:span text:style-name="T17"> tree (</text:span><text:span text:style-name="T18">min</text:span><text:span text:style-name="T17"> </text:span><text:span text:style-name="T18">heap</text:span><text:span text:style-name="T17"> ή </text:span><text:span text:style-name="T18">max</text:span><text:span text:style-name="T17"> </text:span><text:span text:style-name="T18">heap</text:span><text:span text:style-name="T17">, δεν παίζει ρόλο) το οποίο αποθηκεύει 10*</text:span><text:span text:style-name="T18">N</text:span><text:span text:style-name="T17"> ακέραιους </text:span><text:span text:style-name="T25">διακριτούς</text:span><text:span text:style-name="T17"> αριθμούς στο διάστημα [1, 10*Ν], και στη συνέχεια την προσθέτει σε μία κοινά διαμοιραζόμενη μεταβλητή </text:span><text:span text:style-name="T18">int</text:span><text:span text:style-name="T17"> *p, με αρχική τιμή 0. Για παράδειγμα, αν Ν=10, τότε το </text:span><text:span text:style-name="T18">shared</text:span><text:span text:style-name="T17"> </text:span><text:span text:style-name="T18">memory</text:span><text:span text:style-name="T17"> </text:span><text:span text:style-name="T18">heap</text:span><text:span text:style-name="T17">-</text:span><text:span text:style-name="T18">tree</text:span><text:span text:style-name="T17"> αποθηκεύει όλους τους διακριτούς αριθμούς στο διάστημα [1, 100], δηλαδή 1,2,3, …..,99, 100. Το </text:span><text:span text:style-name="T18">heap</text:span><text:span text:style-name="T17"> είναι προσπελάσιμο από τον shared root pointer. Συγχρονίστε τις παραπάνω διεργασίες, ώστε στο τέλος η <text:s/>μεταβλητή *p να περιέχει το άθροισμα των τιμών όλων των διακριτών αριθμών στο διάστημα [1, 10*Ν]. Ποιος είναι ο συνολικός χρόνος υπολογισμού του παραπάνω αθροίσματος;</text:span></text:p>
      <text:p text:style-name="Standard"><text:span text:style-name="T17">(</text:span><text:span text:style-name="T18">B</text:span><text:span text:style-name="T17">) Αν το </text:span><text:span text:style-name="T18">Heap</text:span><text:span text:style-name="T17"> </text:span><text:span text:style-name="T18">tree</text:span><text:span text:style-name="T17"> δεν είναι </text:span><text:span text:style-name="T18">shared</text:span><text:span text:style-name="T17">, προκύπτει το ίδιο αποτέλεσμα; Τι παρατηρείτε στο συνολικό χρόνο υπολογισμού;</text:span></text:p>
      <text:p text:style-name="P29"/>
      <text:p text:style-name="P24">***Μετρήστε τους κύκλους της CPU κάνοντας χρήση της συνάρτησης clock(). Στη <text:s/>συνέχεια διαιρέστε με την built-in σταθερά CLOCKS_PER_SEC ώστε να πάρετε τον αριθμό των δευτερολέπτων.</text:p>
      <text:p text:style-name="P39"/>
      <text:p text:style-name="P27"><text:span text:style-name="T12">Ερώτημα Β [20]:</text:span><text:span text:style-name="T13"> </text:span><text:span text:style-name="T16">Γράψτε πρόγραμμα που να επιλύει με χρήση σημαφόρων το πρόβλημα των αναγνωστών και των εγγραφέων, ώστε να αποφεύγεται η παρατεταμέμνη στέρηση. Δηλαδή, αν <text:s/>υπάρχει <text:s/>επιθυµία <text:s/>και <text:s/>από εγγραφείς <text:s text:c="2"/>και <text:s text:c="2"/>από <text:s text:c="2"/>αναγνώστες <text:s text:c="2"/>να <text:s text:c="2"/>προσπελάσουν <text:s text:c="2"/>τη <text:s text:c="2"/>βάση <text:s text:c="2"/>ταυτόχρονα, <text:s text:c="2"/>θα <text:s text:c="2"/>την προσπελάζουν εναλλάξ, ένας προς έναν, π.χ., πρώτα ένας αναγνώστης, στη συνέχεια ένας εγγραφέας, στη συνέχεια και πάλι ένας αναγνώστης, κ.ο.κ.</text:span><text:span text:style-name="T28"> </text:span></text:p>
      <text:p text:style-name="P1"/>
      <text:h text:style-name="P79" text:outline-level="1"><text:span text:style-name="T53">Ερώτημα Γ [</text:span><text:span text:style-name="T54">1</text:span><text:span text:style-name="T53">0]:</text:span><text:span text:style-name="T15"> </text:span><text:span text:style-name="T56">Σε ένα </text:span><text:span text:style-name="T55">πρόγραμμα στον </text:span><text:span text:style-name="T57">kernel</text:span><text:span text:style-name="T55"> του ΛΣ, </text:span><text:span text:style-name="T56">πραγματοποιούνται 5 </text:span><text:span text:style-name="T55">κλήσεις συτήματος</text:span><text:span text:style-name="T56"> (</text:span><text:span text:style-name="T57">Systems</text:span><text:span text:style-name="T55"> </text:span><text:span text:style-name="T57">Calls</text:span><text:span text:style-name="T55">: </text:span><text:span text:style-name="T57">SC</text:span><text:span text:style-name="T56">1, </text:span><text:span text:style-name="T57">SC</text:span><text:span text:style-name="T56">2, </text:span><text:span text:style-name="T57">SC</text:span><text:span text:style-name="T56">3, </text:span><text:span text:style-name="T57">SC</text:span><text:span text:style-name="T56">4 και </text:span><text:span text:style-name="T57">SC</text:span><text:span text:style-name="T56">5). </text:span><text:span text:style-name="T55">Οι εντολές</text:span><text:span text:style-name="T56"> </text:span><text:span text:style-name="T57">SC</text:span><text:span text:style-name="T56">1, </text:span><text:span text:style-name="T57">SC</text:span><text:span text:style-name="T56">2 και </text:span><text:span text:style-name="T57">SC</text:span><text:span text:style-name="T56">3 εκτελούνται αρχικά (είναι οι αρχικές δραστηριότητες του </text:span><text:span text:style-name="T55">προγράμματος</text:span><text:span text:style-name="T56">) και μπορούν να εκτελούνται παράλληλα (με οποιαδήποτε σειρά). Η έναρξη της </text:span><text:span text:style-name="T55">εντολής</text:span><text:span text:style-name="T56"> </text:span><text:span text:style-name="T57">SC</text:span><text:span text:style-name="T56">4 μπορεί να πραγματοποιηθεί μόνο όταν ολοκληρωθεί η εκτέλεση των </text:span><text:span text:style-name="T55">εντολών</text:span><text:span text:style-name="T56"> </text:span><text:span text:style-name="T57">SC</text:span><text:span text:style-name="T56">1 και </text:span><text:span text:style-name="T57">SC</text:span><text:span text:style-name="T56">2. Η </text:span><text:span text:style-name="T57">SC</text:span><text:span text:style-name="T56">5 είναι η τελική </text:span><text:span text:style-name="T55">εντολή του προγράμματος</text:span><text:span text:style-name="T56"> και η έναρξή της μπορεί να πραγματοποιηθεί μόνο όταν ολοκληρωθεί η εκτέλεση των </text:span><text:span text:style-name="T55">εντολών</text:span><text:span text:style-name="T56"> </text:span><text:span text:style-name="T57">SC</text:span><text:span text:style-name="T56">3 και </text:span><text:span text:style-name="T57">SC</text:span><text:span text:style-name="T56">4.</text:span></text:h>
      <text:p text:style-name="P2"/>
      <text:h text:style-name="P79" text:outline-level="1"><text:span text:style-name="T29">Ζητείται να υλοποιήσετε </text:span><text:span text:style-name="T56">κώδικα που να αναπαριστά (με τη μέγιστη δυνατή παραλληλία) τη σειρά εκτέλεσης των </text:span><text:span text:style-name="T55">κλήσεων συστήματος του παραπάνω προγράμματος</text:span><text:span text:style-name="T56">. Μην παραλείψετε να δηλώσετε και να αρχικοποιήσετε τους σημαφόρους που θα χρησιμοποιήσετε. </text:span></text:h>
      <text:p text:style-name="P53"/>
      <text:p text:style-name="P54"><text:span text:style-name="T15">Θεωρείστε ότι κάθε εντολή </text:span><text:span text:style-name="T6">SC</text:span><text:span text:style-name="T15">1...</text:span><text:span text:style-name="T6">SC</text:span><text:span text:style-name="T15">5, εκτελεί μία εντολή του συστήματος της αρεσκείας σας . π.χ. </text:span><text:span text:style-name="T6">system</text:span><text:span text:style-name="T15">("</text:span><text:span text:style-name="T6">ls</text:span><text:span text:style-name="T15"> -</text:span><text:span text:style-name="T6">l</text:span><text:span text:style-name="T15">")ή </text:span><text:span text:style-name="T6">system</text:span><text:span text:style-name="T15">("</text:span><text:span text:style-name="T6">ps</text:span><text:span text:style-name="T15"> -</text:span><text:span text:style-name="T6">l</text:span><text:span text:style-name="T15">") κ.τ.λ...</text:span></text:p>
      <text:p text:style-name="P3"/>
      <text:p text:style-name="P12"><text:span text:style-name="T30">Σημείωση 1</text:span><text:span text:style-name="T17">: Οι σημαφόροι που θα χρησιμοποιήσετε θα πρέπει να αρχικοποιηθούν σε κατάλληλες τιμές. <text:s/>Αυτές μπορεί να είναι και αρνητικές.</text:span></text:p>
      <text:p text:style-name="P4"/>
      <text:p text:style-name="P12"><text:span text:style-name="T30">Σημείωση 2</text:span><text:span text:style-name="T17">: Ορθές λύσεις (δηλ. λύσεις που εξασφαλίζουν κατά την παράλληλη εκτέλεση των δύο διεργασιών τους προηγουμένως αναφερθέντες περιορισμούς) που δεν χρησιμοποιούν τον </text:span><text:span text:style-name="T30">ελάχιστο δυνατό αριθμό σημαφόρων</text:span><text:span text:style-name="T17"> θα είναι αποδεκτές κατά την αξιολόγηση αλλά δεν θα λάβουν το μέγιστο της βαθμολογίας του ερωτήματος.</text:span></text:p>
      <text:p text:style-name="P6"><text:soft-page-break/></text:p>
      <text:p text:style-name="P12"><text:span text:style-name="T49">Ερώτημα Δ [20]:</text:span><text:span text:style-name="T25"> </text:span><text:span text:style-name="T6">O</text:span><text:span text:style-name="T15"> ιδιοκτήτης ενός πάρκινγκ, προκειμένου να βελτιώσει και να εκσυγχρονίσει την επιχείρησή του, εγκατέστησε μια σειρά από αυτόματες μηχανές στάθμευσης που συνδέονται μεταξύ τους δικτυακά και έχουν τη δυνατότητα να χρησιμοποιούν διαμοιραζόμενη μνήμη. Πλέον, ένας πελάτης με το αυτοκίνητό του θα εκδώσει - μέσω μιας μηχανής στην είσοδο του πάρκινγκ - ένα εισιτήριο στάθμευσης το οποίο θα αναγράφει και την ακριβή θέση στάθμευσης. Αν δεν υπάρχει χώρος στάθμευσης, υποθέτουμε πως ο πελάτης/αυτοκίνητο περιμένει σε ένα ειδικό χώρο, που για λόγους απλότητας δεχόμαστε πως είναι απεριόριστος, μέχρι να ελευθερωθεί μια θέση. Με το τέλος της στάθμευσης, ο πελάτης θα κατευθυνθεί σε μια αυτόματη μηχανή, θα εισαγάγει το εισιτήριο και το αντίτιμο της στάθμευσης και η μηχανή θα αποδεσμεύσει τη θέση προκειμένου να χρησιμοποιηθεί από άλλο αυτοκίνητο. Στη συνέχεια δίνεται ο κώδικας που χρησιμοποιείται στις αυτόματες μηχανές για τη διαχείριση των θέσεων στάθμευσης.</text:span></text:p>
      <text:p text:style-name="P7"/>
      <table:table table:name="Table1" table:style-name="Table1">
        <table:table-column table:style-name="Table1.A"/>
        <table:table-column table:style-name="Table1.B"/>
        <table:table-row table:style-name="Table1.1">
          <table:table-cell table:style-name="Table1.A1" table:number-columns-spanned="2" office:value-type="string">
            <text:p text:style-name="P42"><text:span text:style-name="T21"><text:s text:c="42"/></text:span><text:span text:style-name="T20">shared</text:span><text:span text:style-name="T33"> </text:span><text:span text:style-name="T22">integer</text:span><text:span text:style-name="T33"> free_s=</text:span><text:span text:style-name="T31">Ν</text:span><text:span text:style-name="T33">;</text:span></text:p>
            <text:p text:style-name="P13"><text:span text:style-name="T36"><text:s text:c="42"/></text:span><text:span text:style-name="T20">shared</text:span><text:span text:style-name="T33"> </text:span><text:span text:style-name="T22">boolean</text:span><text:span text:style-name="T33"> free_a [1..</text:span><text:span text:style-name="T22">N</text:span><text:span text:style-name="T33">] </text:span><text:span text:style-name="T31">αρχικά</text:span><text:span text:style-name="T33"> </text:span><text:span text:style-name="T31">όλες</text:span><text:span text:style-name="T33"> </text:span><text:span text:style-name="T31">οι</text:span><text:span text:style-name="T33"> </text:span><text:span text:style-name="T31">θέσεις</text:span><text:span text:style-name="T33"> </text:span><text:span text:style-name="T22">TRUE</text:span><text:span text:style-name="T33">;</text:span></text:p>
            <text:p text:style-name="P13"><text:span text:style-name="T62"><text:s text:c="42"/></text:span><text:span text:style-name="T7">const N;</text:span></text:p>
          </table:table-cell>
          <table:covered-table-cell/>
        </table:table-row>
        <table:table-row table:style-name="Table1.1">
          <table:table-cell table:style-name="Table1.A1" office:value-type="string">
            <text:p text:style-name="Standard"><text:span text:style-name="T20">Enter</text:span><text:span text:style-name="T35">_</text:span><text:span text:style-name="T20">p</text:span><text:span text:style-name="T33">( )</text:span></text:p>
            <text:p text:style-name="P56">{</text:p>
            <text:p text:style-name="P30"><text:span text:style-name="T60"><text:s text:c="4"/></text:span>integer free_p;</text:p>
            <text:p text:style-name="P30"><text:span text:style-name="T60"><text:s text:c="4"/></text:span>region free_s do</text:p>
            <text:p text:style-name="P30"><text:span text:style-name="T60"><text:s text:c="4"/></text:span>{</text:p>
            <text:p text:style-name="Standard"><text:span text:style-name="T37"><text:s text:c="8"/></text:span><text:span text:style-name="T22">await</text:span><text:span text:style-name="T33">(free_s &gt; 0);</text:span></text:p>
            <text:p text:style-name="Standard"><text:span text:style-name="T37"><text:s text:c="8"/></text:span><text:span text:style-name="T33">free_s := free_s – 1;</text:span></text:p>
            <text:p text:style-name="P30"><text:span text:style-name="T60"><text:s text:c="4"/></text:span>}</text:p>
            <text:p text:style-name="P34"><text:span text:style-name="T60"><text:s text:c="4"/></text:span>}</text:p>
            <text:p text:style-name="Standard"><text:span text:style-name="T37"><text:s text:c="3"/></text:span><text:span text:style-name="T24"><text:s text:c="4"/></text:span><text:span text:style-name="T37"><text:s/></text:span><text:span text:style-name="T22">region</text:span><text:span text:style-name="T33"> free_</text:span><text:span text:style-name="T22">a</text:span><text:span text:style-name="T33"> </text:span><text:span text:style-name="T22">do</text:span></text:p>
            <text:p text:style-name="Standard"><text:span text:style-name="T24"><text:s text:c="3"/></text:span><text:span text:style-name="T37"><text:s text:c="4"/></text:span><text:span text:style-name="T22">{</text:span></text:p>
            <text:p text:style-name="Standard"><text:span text:style-name="T37"><text:s text:c="3"/></text:span><text:span text:style-name="T24"><text:s text:c="3"/></text:span><text:span text:style-name="T37"><text:s text:c="5"/></text:span><text:span text:style-name="T33">free_p:= </text:span><text:span text:style-name="T31">Επιλογή</text:span><text:span text:style-name="T33">_</text:span><text:span text:style-name="T31">Θέσης</text:span><text:span text:style-name="T33">(free_</text:span><text:span text:style-name="T22">a</text:span><text:span text:style-name="T33">);</text:span></text:p>
            <text:p text:style-name="Standard"><text:span text:style-name="T37"><text:s text:c="6"/></text:span><text:span text:style-name="T24"><text:s text:c="3"/></text:span><text:span text:style-name="T37"><text:s text:c="2"/></text:span><text:span text:style-name="T22">if </text:span><text:span text:style-name="T31">έγκυρη</text:span><text:span text:style-name="T33"> free_p {</text:span></text:p>
            <text:p text:style-name="Standard"><text:span text:style-name="T37"><text:s text:c="9"/></text:span><text:span text:style-name="T24"><text:s text:c="2"/></text:span><text:span text:style-name="T37"><text:s text:c="3"/></text:span><text:span text:style-name="T33">free_</text:span><text:span text:style-name="T22">a</text:span><text:span text:style-name="T33">[free_p] := </text:span><text:span text:style-name="T22">FALSE</text:span><text:span text:style-name="T33">;</text:span></text:p>
            <text:p text:style-name="Standard"><text:span text:style-name="T24"><text:s text:c="14"/></text:span><text:span text:style-name="T31">τύπωσε εισιτήριο στάθμευσης με </text:span></text:p>
            <text:p text:style-name="Standard"><text:span text:style-name="T31"><text:tab/><text:tab/> <text:s text:c="2"/>θέση </text:span><text:span text:style-name="T33">free</text:span><text:span text:style-name="T31">_</text:span><text:span text:style-name="T33">p</text:span><text:span text:style-name="T31">;</text:span></text:p>
            <text:p text:style-name="P31"><text:span text:style-name="T60"><text:s text:c="11"/></text:span>}</text:p>
            <text:p text:style-name="P30"><text:span text:style-name="T60"><text:s text:c="6"/></text:span>}</text:p>
            <text:p text:style-name="P55">}</text:p>
          </table:table-cell>
          <table:table-cell table:style-name="Table1.A1" office:value-type="string">
            <text:p text:style-name="Standard"><text:span text:style-name="T19">Leave</text:span><text:span text:style-name="T34">_</text:span><text:span text:style-name="T19">p</text:span><text:span text:style-name="T33">(free_p)</text:span></text:p>
            <text:p text:style-name="P33">{</text:p>
            <text:p text:style-name="Standard"><text:span text:style-name="T37"><text:s text:c="4"/></text:span><text:span text:style-name="T22">region</text:span><text:span text:style-name="T33"> free_s </text:span><text:span text:style-name="T22">do</text:span></text:p>
            <text:p text:style-name="Standard"><text:span text:style-name="T24"><text:s text:c="4"/></text:span><text:span text:style-name="T33">{</text:span></text:p>
            <text:p text:style-name="Standard"><text:span text:style-name="T24"><text:s text:c="8"/></text:span><text:span text:style-name="T33">free_s := free_s + 1;</text:span></text:p>
            <text:p text:style-name="P30"><text:span text:style-name="T60"><text:s text:c="4"/></text:span>}</text:p>
            <text:p text:style-name="P34"/>
            <text:p text:style-name="Standard"><text:span text:style-name="T22">region</text:span><text:span text:style-name="T33"> free_a </text:span><text:span text:style-name="T22">do</text:span></text:p>
            <text:p text:style-name="Standard"><text:span text:style-name="T37"><text:s text:c="4"/></text:span><text:span text:style-name="T22">{</text:span></text:p>
            <text:p text:style-name="Standard"><text:span text:style-name="T37"><text:s text:c="8"/></text:span><text:span text:style-name="T33">free_</text:span><text:span text:style-name="T22">a</text:span><text:span text:style-name="T33">[free_p]:= </text:span><text:span text:style-name="T22">TRUE</text:span><text:span text:style-name="T33">;</text:span></text:p>
            <text:p text:style-name="P30"><text:span text:style-name="T60"><text:s text:c="4"/></text:span>}</text:p>
            <text:p text:style-name="P57">}</text:p>
          </table:table-cell>
        </table:table-row>
      </table:table>
      <text:p text:style-name="P41"/>
      <text:p text:style-name="Standard"><text:span text:style-name="T15">Στον παραπάνω κώδικα παρουσιάζονται οι δυο βασικές συναρτήσεις που χρησιμοποιούνται για τη διαχείριση των θέσεων στάθμευσης. Ως εργαλεία αμοιβαίου αποκλεισμού χρησιμοποιούνται κρίσιμες περιοχές και κρίσιμες περιοχές υπό συνθήκη. </text:span><text:span text:style-name="T31">Η συνάρτηση <text:s/></text:span><text:span text:style-name="T26">Επιλογή_Θέσης</text:span><text:span text:style-name="T31">(</text:span><text:span text:style-name="T33">free</text:span><text:span text:style-name="T31">_</text:span><text:span text:style-name="T22">a</text:span><text:span text:style-name="T31">) βρίσκει και επιστρέφει τον αριθμό μιας κενής θέσης. Δεν χρειάζεται να σας απασχολήσει περαιτέρω η συγκεκριμένη συνάρτηση. Η διαδικασία </text:span><text:span text:style-name="T19">Leave</text:span><text:span text:style-name="T26">_</text:span><text:span text:style-name="T19">p</text:span><text:span text:style-name="T31">(</text:span><text:span text:style-name="T33">free</text:span><text:span text:style-name="T31">_</text:span><text:span text:style-name="T33">p</text:span><text:span text:style-name="T31">) δέχεται ως όρισμα τον αριθμό θέσης στάθμευσης του εισιτηρίου που εισάγει ο πελάτης. </text:span></text:p>
      <text:p text:style-name="P6"/>
      <text:p text:style-name="Standard"><text:span text:style-name="T31">Ο ανωτέρω κώδικας πάσχει από ένα λάθος ως προς τη διαχείριση των θέσεων του πάρκινγκ. Ένας πελάτης θα αντιληφθεί το λάθος αυτό γιατί π.χ. θα αναγκαστεί να περιμένει συνεχώς την εκτύπωση του εισιτηρίου παρόλο που βλέπει πως υπάρχει μια ελεύθερη θέση (δηλαδή ενώ υπάρχει μια ελεύθερη θέση, αυτή δεν διατίθεται). Πιο συγκεκριμένα, το λάθος οφείλεται στον τρόπο με τον οποίο διαχειρίζονται/χρησιμοποιούνται οι δυο διαμοιραζόμενες μεταβλητές στη διαδικασία </text:span><text:span text:style-name="T19">Leave</text:span><text:span text:style-name="T26">_</text:span><text:span text:style-name="T19">p</text:span><text:span text:style-name="T26">( )</text:span><text:span text:style-name="T31">. Βρείτε το λάθος και δώστε ένα αντίστοιχο σενάριο εκτέλεσης του αλγορίθμου που να τεκμηριώνει την απάντησή σας. Υλοποιείστε τον αλγόριθμο αυτό.</text:span></text:p>
      <text:p text:style-name="P5"><text:soft-page-break/></text:p>
      <text:h text:style-name="P80" text:outline-level="3">Μέρος 2 [25 μονάδες]</text:h>
      <text:p text:style-name="P58"><text:span text:style-name="T48">Ερώτημα </text:span><text:span text:style-name="T50">Α [</text:span><text:span text:style-name="T5">1</text:span><text:span text:style-name="T50">0]</text:span></text:p>
      <text:p text:style-name="P60">Έστω έξι (6) διεργασίες οι οποίες φτάνουν σε ένα υπολογιστικό σύστημα με συνολικό χώρο μνήμης (για διεργασίες χρηστών) 620Κ. Στον ακόλουθο πίνακα φαίνονται οι στιγμές άφιξης των διεργασιών, η διάρκειά τους (απαιτούμενος χρόνος εκτέλεσης της κάθε μίας στην ΚΜΕ) και ο χώρος μνήμης που απαιτεί η κάθε μία για την εκτέλεσή της. </text:p>
      <text:p text:style-name="P4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6">Διαδικασίες</text:p>
          </table:table-cell>
          <table:table-cell table:style-name="Table2.A1" office:value-type="string">
            <text:p text:style-name="P66">Στιγμή Άφιξης</text:p>
          </table:table-cell>
          <table:table-cell table:style-name="Table2.A1" office:value-type="string">
            <text:p text:style-name="P66">Διάρκεια</text:p>
          </table:table-cell>
          <table:table-cell table:style-name="Table2.D1" office:value-type="string">
            <text:p text:style-name="P66">Μνήμη</text:p>
          </table:table-cell>
        </table:table-row>
        <table:table-row table:style-name="Table2.1">
          <table:table-cell table:style-name="Table2.A1" office:value-type="string">
            <text:p text:style-name="P66"><text:span text:style-name="T4">P</text:span>1</text:p>
            <text:p text:style-name="P66"><text:span text:style-name="T4">P</text:span>2</text:p>
            <text:p text:style-name="P66"><text:span text:style-name="T4">P</text:span>3</text:p>
            <text:p text:style-name="P66"><text:span text:style-name="T4">P</text:span>4</text:p>
            <text:p text:style-name="P66"><text:span text:style-name="T4">P</text:span>5</text:p>
            <text:p text:style-name="P63">P6</text:p>
          </table:table-cell>
          <table:table-cell table:style-name="Table2.A1" office:value-type="string">
            <text:p text:style-name="P66">0</text:p>
            <text:p text:style-name="P66">1</text:p>
            <text:p text:style-name="P66">2</text:p>
            <text:p text:style-name="P66">3</text:p>
            <text:p text:style-name="P66">3</text:p>
            <text:p text:style-name="P63">4</text:p>
          </table:table-cell>
          <table:table-cell table:style-name="Table2.A1" office:value-type="string">
            <text:p text:style-name="P63">7</text:p>
            <text:p text:style-name="P63">2</text:p>
            <text:p text:style-name="P66">5</text:p>
            <text:p text:style-name="P65">6</text:p>
            <text:p text:style-name="P66">4</text:p>
            <text:p text:style-name="P63">2</text:p>
          </table:table-cell>
          <table:table-cell table:style-name="Table2.D1" office:value-type="string">
            <text:p text:style-name="P66"><text:span text:style-name="T61">1</text:span>80Κ</text:p>
            <text:p text:style-name="P66">100Κ</text:p>
            <text:p text:style-name="P66">350Κ</text:p>
            <text:p text:style-name="P66"><text:span text:style-name="T60"><text:s/></text:span><text:span text:style-name="T4">10</text:span>0Κ</text:p>
            <text:p text:style-name="P66">90Κ</text:p>
            <text:p text:style-name="P63">80</text:p>
          </table:table-cell>
        </table:table-row>
      </table:table>
      <text:p text:style-name="P49"/>
      <text:p text:style-name="Standard">Αναπαραστήστε στον παρακάτω πίνακα την εικόνα της ΚΜΕ και της μνήμης του συστήματος κάθε χρονική στιγμή (ποιες διεργασίες βρίσκονται στην ‘ουρά της ΚΜΕ’ και ποια εκτελείται σε αυτήν κάθε χρονική στιγμή, ποια τμήματα μνήμης έχουν εκχωρηθεί σε κάθε διεργασία και ποια είναι ελεύθερα (‘εικόνα μνήμης’), ποιες διεργασίες περιμένουν για εκχώρηση μνήμης (‘ουρά μνήμης’) κ.λ.π.), θεωρώντας ότι έχουμε ένα σύστημα μνήμης μεταβλητών διαιρέσεων χωρίς συμπίεση (<text:span text:style-name="T4">compaction</text:span>) και αλγόριθμο χρονοδρομολόγησης <text:span text:style-name="T61">SRTF</text:span> (<text:span text:style-name="T61">Shortest</text:span> <text:span text:style-name="T61">Remaining</text:span> <text:span text:style-name="T61">Time</text:span> <text:span text:style-name="T61">First</text:span>). </text:p>
      <text:p text:style-name="P5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35">Χρονική Στιγμή</text:p>
          </table:table-cell>
          <table:table-cell table:style-name="Table3.A1" office:value-type="string">
            <text:p text:style-name="P35">Αφιξη</text:p>
          </table:table-cell>
          <table:table-cell table:style-name="Table3.A1" office:value-type="string">
            <text:p text:style-name="P35">Εικόνα Μνήμης</text:p>
          </table:table-cell>
          <table:table-cell table:style-name="Table3.A1" office:value-type="string">
            <text:p text:style-name="P35">ΚΜΕ</text:p>
          </table:table-cell>
          <table:table-cell table:style-name="Table3.A1" office:value-type="string">
            <text:p text:style-name="P35">Ουρά Μνήμης</text:p>
          </table:table-cell>
          <table:table-cell table:style-name="Table3.A1" office:value-type="string">
            <text:p text:style-name="P35">Ουρά <text:s/>ΚΜΕ</text:p>
          </table:table-cell>
          <table:table-cell table:style-name="Table3.G1" office:value-type="string">
            <text:p text:style-name="P35">Τέλος</text:p>
          </table:table-cell>
        </table:table-row>
        <table:table-row table:style-name="Table3.1">
          <table:table-cell table:style-name="Table3.A1" office:value-type="string">
            <text:p text:style-name="P36">0</text:p>
          </table:table-cell>
          <table:table-cell table:style-name="Table3.A1" office:value-type="string">
            <text:p text:style-name="P48"><text:span text:style-name="T38">P</text:span><text:span text:style-name="T44">1</text:span></text:p>
          </table:table-cell>
          <table:table-cell table:style-name="Table3.A1" office:value-type="string">
            <text:p text:style-name="P36">&lt;Οπή 620&gt;</text:p>
          </table:table-cell>
          <table:table-cell table:style-name="Table3.A1" office:value-type="string">
            <text:p text:style-name="P36">-</text:p>
          </table:table-cell>
          <table:table-cell table:style-name="Table3.A1" office:value-type="string">
            <text:p text:style-name="P48"><text:span text:style-name="T38">P</text:span><text:span text:style-name="T44">1</text:span></text:p>
          </table:table-cell>
          <table:table-cell table:style-name="Table3.A1" office:value-type="string">
            <text:p text:style-name="P36">-</text:p>
          </table:table-cell>
          <table:table-cell table:style-name="Table3.G1" office:value-type="string">
            <text:p text:style-name="P36">-</text:p>
          </table:table-cell>
        </table:table-row>
        <table:table-row table:style-name="Table3.1">
          <table:table-cell table:style-name="Table3.A1" office:value-type="string">
            <text:p text:style-name="P36">1</text:p>
          </table:table-cell>
          <table:table-cell table:style-name="Table3.A1" office:value-type="string">
            <text:p text:style-name="P36">......</text:p>
          </table:table-cell>
          <table:table-cell table:style-name="Table3.A1" office:value-type="string">
            <text:p text:style-name="P36">.....................................</text:p>
          </table:table-cell>
          <table:table-cell table:style-name="Table3.A1" office:value-type="string">
            <text:p text:style-name="P36">...</text:p>
          </table:table-cell>
          <table:table-cell table:style-name="Table3.A1" office:value-type="string">
            <text:p text:style-name="P36">......</text:p>
          </table:table-cell>
          <table:table-cell table:style-name="Table3.A1" office:value-type="string">
            <text:p text:style-name="P36">...</text:p>
          </table:table-cell>
          <table:table-cell table:style-name="Table3.G1" office:value-type="string">
            <text:p text:style-name="P36">-</text:p>
          </table:table-cell>
        </table:table-row>
        <table:table-row table:style-name="Table3.1">
          <table:table-cell table:style-name="Table3.A1" office:value-type="string">
            <text:p text:style-name="P36">2</text:p>
          </table:table-cell>
          <table:table-cell table:style-name="Table3.A1" office:value-type="string">
            <text:p text:style-name="P36">......</text:p>
          </table:table-cell>
          <table:table-cell table:style-name="Table3.A1" office:value-type="string">
            <text:p text:style-name="P36">....................................</text:p>
          </table:table-cell>
          <table:table-cell table:style-name="Table3.A1" office:value-type="string">
            <text:p text:style-name="P36">...</text:p>
          </table:table-cell>
          <table:table-cell table:style-name="Table3.A1" office:value-type="string">
            <text:p text:style-name="P36">......</text:p>
          </table:table-cell>
          <table:table-cell table:style-name="Table3.A1" office:value-type="string">
            <text:p text:style-name="P36">....</text:p>
          </table:table-cell>
          <table:table-cell table:style-name="Table3.G1" office:value-type="string">
            <text:p text:style-name="P36">-</text:p>
          </table:table-cell>
        </table:table-row>
      </table:table>
      <text:p text:style-name="P61"/>
      <text:p text:style-name="P62">Σημείωση:</text:p>
      <text:p text:style-name="P69"><text:span text:style-name="T65">(</text:span><text:span text:style-name="T63">i</text:span><text:span text:style-name="T65">) Στον αλγόριθμο </text:span><text:span text:style-name="T63">SRTF</text:span><text:span text:style-name="T65"> μια διεργασία που εκτελείται αφήνει την ΚΜΕ όταν τελειώσει η εκτέλεσή της ή όταν γίνει έτοιμη μια διεργασία που έχει μικρότερο χρόνο εκτέλεσης από τον εναπομείναντα χρόνο της εκτελούμενης διαδικασίας. Εάν περισσότερες από μία νέες διεργασίες έχουν μικρότερο χρόνο εκτέλεσης από τον εναπομείναντα χρόνο εκτέλεσης της τρέχουσας διεργασίας ο χρονοδρομολογητής θα επιλέξει να αντικαταστήσει την τρέχουσα διεργασία με την διεργασία εκείνη που έχει το μικρότερο χρόνο εκτέλεσης ή το μικρότερο εναπομείναντα χρόνο εκτέλεσης από όλες. Εάν υπάρχουν προς δρομολόγηση περισσότερες από μια διεργασίες με τον ίδιο μικρότερο (ή μικρότερο εναπομείναντα) χρόνο εκτέλεσης τότε ο χρονοδρομολογητής θα επιλέξει να δρομολογήσει τη διεργασία που έχει αφιχθεί πρώτη.</text:span></text:p>
      <text:p text:style-name="P69"><text:span text:style-name="T65">(</text:span><text:span text:style-name="T8">ii</text:span><text:span text:style-name="T65">) </text:span><text:span text:style-name="T64">Μία ‘μεγάλη’ διεργασία που βρίσκεται στην ουρά μνήμης και περιμένει να της εκχωρηθεί μνήμη, δεν εμποδίζει άλλες μικρότερες διεργασίες να τους εκχωρηθεί μνήμη παρόλο που έχουν φτάσει αργότερα στην ουρά μνήμης (ανάθεση με υπερπήδηση). </text:span></text:p>
      <text:p text:style-name="P59">Ερώτημα Β [10]</text:p>
      <text:p text:style-name="P70"><text:span text:style-name="T72">Θεωρήστε ένα σύστημα διαχείρισης μνήμης με σελιδοποίηση (</text:span><text:span text:style-name="T9">paging</text:span><text:span text:style-name="T72">), το οποίο έχει <text:s/>μέγεθος σελίδας / πλαισίου 1</text:span><text:span text:style-name="T9">K</text:span><text:span text:style-name="T72"> </text:span><text:span text:style-name="T9">bytes</text:span><text:span text:style-name="T72"> και διάστημα λογικών διευθύνσεων των 20 </text:span><text:span text:style-name="T9">bits</text:span><text:span text:style-name="T72">. Η φυσική μνήμη του συστήματος είναι ίση με 4ΜΒ. Έστω επίσης μια διεργασία η οποία αποτελείται από 6100 </text:span><text:span text:style-name="T9">bytes</text:span><text:span text:style-name="T72"> και εισέρχεται στο σύστημα για εκτέλεση. </text:span></text:p>
      <text:p text:style-name="P70"><text:soft-page-break/><text:span text:style-name="T72">(α) Υπολογίστε την εσωτερική κλασματοποίηση την οποία προκαλεί η συγκεκριμένη διεργασία, αν φορτωθεί εξ’ ολοκλήρου στη φυσική μνήμη του συστήματος. </text:span><text:span text:style-name="T51">[2]</text:span></text:p>
      <text:p text:style-name="P71">(β) Έστω ότι στον Πίνακα Σελίδων της διεργασίας υπάρχουν οι ακόλουθες εγγραφές, της μορφής (Αριθμός Λογικής Σελίδας, Αριθμός Πλαισίου Μνήμης – οι αριθμοί δίνονται στο δεκαδικό σύστημα):</text:p>
      <text:p text:style-name="P71">(0,11), (1,12), (2,1), (3,15), (4,-), (5,8)</text:p>
      <text:p text:style-name="P70"><text:span text:style-name="T58">Σημείωση: zεύγη της μορφής (</text:span><text:span text:style-name="T10">x</text:span><text:span text:style-name="T58">, -) δηλώνουν ότι η λογική σελίδα </text:span><text:span text:style-name="T10">x</text:span><text:span text:style-name="T58"> δε βρίσκεται στη φυσική μνήμη.</text:span></text:p>
      <text:p text:style-name="P73">Έστω επίσης οι ακόλουθες λογικές διευθύνσεις της ανωτέρω διεργασίας (δίνονται στο δεκαεξαδικό σύστημα): </text:p>
      <text:p text:style-name="P72"><text:span text:style-name="T72">(</text:span><text:span text:style-name="T9">i</text:span><text:span text:style-name="T72">) 00388</text:span><text:span text:style-name="T67">16</text:span><text:span text:style-name="T72"> </text:span></text:p>
      <text:p text:style-name="P72"><text:span text:style-name="T72">(</text:span><text:span text:style-name="T9">ii</text:span><text:span text:style-name="T72">) 0125</text:span><text:span text:style-name="T9">F</text:span><text:span text:style-name="T67">16</text:span><text:span text:style-name="T72"> </text:span></text:p>
      <text:p text:style-name="P72"><text:span text:style-name="T72">(</text:span><text:span text:style-name="T9">iii</text:span><text:span text:style-name="T72">) </text:span><text:span text:style-name="T14">015Α4</text:span><text:span text:style-name="T68">16</text:span><text:span text:style-name="T72"> </text:span></text:p>
      <text:p text:style-name="Standard"><text:span text:style-name="T72">Υπολογίστε (δίνοντας τις απαντήσεις σας επίσης στο δεκαεξαδικό σύστημα) σε ποιες φυσικές διευθύνσεις αντιστοιχούν. </text:span><text:span text:style-name="T51">[8]</text:span></text:p>
      <text:p text:style-name="P74"><text:span text:style-name="T59">Ερώτημα Γ</text:span><text:span text:style-name="T48"> [5]</text:span></text:p>
      <text:p text:style-name="P51">Έστω η παρακάτω ακολουθία αναφοράς μίας διεργασίας:</text:p>
      <table:table table:name="Table4" table:style-name="Table4">
        <table:table-column table:style-name="Table4.A" table:number-columns-repeated="20"/>
        <table:table-row table:style-name="Table4.1">
          <table:table-cell table:style-name="Table4.A1" office:value-type="string">
            <text:p text:style-name="P14">2</text:p>
          </table:table-cell>
          <table:table-cell table:style-name="Table4.A1" office:value-type="string">
            <text:p text:style-name="P14">5</text:p>
          </table:table-cell>
          <table:table-cell table:style-name="Table4.A1" office:value-type="string">
            <text:p text:style-name="P14">8</text:p>
          </table:table-cell>
          <table:table-cell table:style-name="Table4.A1" office:value-type="string">
            <text:p text:style-name="P14">1</text:p>
          </table:table-cell>
          <table:table-cell table:style-name="Table4.A1" office:value-type="string">
            <text:p text:style-name="P14">8</text:p>
          </table:table-cell>
          <table:table-cell table:style-name="Table4.A1" office:value-type="string">
            <text:p text:style-name="P14">7</text:p>
          </table:table-cell>
          <table:table-cell table:style-name="Table4.A1" office:value-type="string">
            <text:p text:style-name="P14">5</text:p>
          </table:table-cell>
          <table:table-cell table:style-name="Table4.A1" office:value-type="string">
            <text:p text:style-name="P14">1</text:p>
          </table:table-cell>
          <table:table-cell table:style-name="Table4.A1" office:value-type="string">
            <text:p text:style-name="P14">8</text:p>
          </table:table-cell>
          <table:table-cell table:style-name="Table4.A1" office:value-type="string">
            <text:p text:style-name="P14">2</text:p>
          </table:table-cell>
          <table:table-cell table:style-name="Table4.A1" office:value-type="string">
            <text:p text:style-name="P14">4</text:p>
          </table:table-cell>
          <table:table-cell table:style-name="Table4.A1" office:value-type="string">
            <text:p text:style-name="P14">2</text:p>
          </table:table-cell>
          <table:table-cell table:style-name="Table4.A1" office:value-type="string">
            <text:p text:style-name="P14">1</text:p>
          </table:table-cell>
          <table:table-cell table:style-name="Table4.A1" office:value-type="string">
            <text:p text:style-name="P14">3</text:p>
          </table:table-cell>
          <table:table-cell table:style-name="Table4.A1" office:value-type="string">
            <text:p text:style-name="P14">6</text:p>
          </table:table-cell>
          <table:table-cell table:style-name="Table4.A1" office:value-type="string">
            <text:p text:style-name="P14">4</text:p>
          </table:table-cell>
          <table:table-cell table:style-name="Table4.A1" office:value-type="string">
            <text:p text:style-name="P14">7</text:p>
          </table:table-cell>
          <table:table-cell table:style-name="Table4.A1" office:value-type="string">
            <text:p text:style-name="P14">5</text:p>
          </table:table-cell>
          <table:table-cell table:style-name="Table4.A1" office:value-type="string">
            <text:p text:style-name="P14">3</text:p>
          </table:table-cell>
          <table:table-cell table:style-name="Table4.A1" office:value-type="string">
            <text:p text:style-name="P14">7</text:p>
          </table:table-cell>
        </table:table-row>
      </table:table>
      <text:p text:style-name="P51"/>
      <text:p text:style-name="Standard"><text:span text:style-name="T73">Η διεργασία εκτελείται σε σύστημα που η μνήμη του διαθέτει τέσσερα (4) πλαίσια σελίδων, τα οποία αρχικά είναι κενά. Στον πίνακα που ακολουθεί δώστε την ακολουθία αναφοράς, σημειώνοντας </text:span><text:span text:style-name="T52">με μαύρο χρώμα</text:span><text:span text:style-name="T73"> ανά χρονική στιγμή τις σελίδες που υπάρχουν στον πίνακα σελίδων και σημειώνοντας </text:span><text:span text:style-name="T52">με κόκκινο χρώμα</text:span><text:span text:style-name="T73"> μόνο τους αριθμούς σελίδων στα σημεία στα οποία συμβαίνουν σφάλματα σελίδας για την πολιτική αντικατάστασης σελίδων </text:span><text:span text:style-name="T11">LRU</text:span><text:span text:style-name="T73"> (</text:span><text:span text:style-name="T11">Least</text:span><text:span text:style-name="T73"> </text:span><text:span text:style-name="T11">Recently</text:span><text:span text:style-name="T73"> </text:span><text:span text:style-name="T11">Used</text:span><text:span text:style-name="T73">).</text:span></text:p>
      <text:p text:style-name="P51"/>
      <table:table table:name="Table5" table:style-name="Table5">
        <table:table-column table:style-name="Table5.A" table:number-columns-repeated="5"/>
        <table:table-column table:style-name="Table5.F" table:number-columns-repeated="15"/>
        <table:table-column table:style-name="Table5.U"/>
        <table:table-row table:style-name="Table5.1">
          <table:table-cell table:style-name="Table5.A1" office:value-type="string">
            <text:p text:style-name="P16"/>
          </table:table-cell>
          <table:table-cell table:style-name="Table5.A1" office:value-type="string">
            <text:p text:style-name="P23">0</text:p>
          </table:table-cell>
          <table:table-cell table:style-name="Table5.A1" office:value-type="string">
            <text:p text:style-name="P23">1</text:p>
          </table:table-cell>
          <table:table-cell table:style-name="Table5.A1" office:value-type="string">
            <text:p text:style-name="P23">2</text:p>
          </table:table-cell>
          <table:table-cell table:style-name="Table5.A1" office:value-type="string">
            <text:p text:style-name="P23">3</text:p>
          </table:table-cell>
          <table:table-cell table:style-name="Table5.A1" office:value-type="string">
            <text:p text:style-name="P21">4</text:p>
          </table:table-cell>
          <table:table-cell table:style-name="Table5.A1" office:value-type="string">
            <text:p text:style-name="P23">5</text:p>
          </table:table-cell>
          <table:table-cell table:style-name="Table5.A1" office:value-type="string">
            <text:p text:style-name="P21">6</text:p>
          </table:table-cell>
          <table:table-cell table:style-name="Table5.A1" office:value-type="string">
            <text:p text:style-name="P21">7</text:p>
          </table:table-cell>
          <table:table-cell table:style-name="Table5.A1" office:value-type="string">
            <text:p text:style-name="P21">8</text:p>
          </table:table-cell>
          <table:table-cell table:style-name="Table5.A1" office:value-type="string">
            <text:p text:style-name="P23">9</text:p>
          </table:table-cell>
          <table:table-cell table:style-name="Table5.A1" office:value-type="string">
            <text:p text:style-name="P23">10</text:p>
          </table:table-cell>
          <table:table-cell table:style-name="Table5.A1" office:value-type="string">
            <text:p text:style-name="P21">11</text:p>
          </table:table-cell>
          <table:table-cell table:style-name="Table5.A1" office:value-type="string">
            <text:p text:style-name="P21">12</text:p>
          </table:table-cell>
          <table:table-cell table:style-name="Table5.A1" office:value-type="string">
            <text:p text:style-name="P23">13</text:p>
          </table:table-cell>
          <table:table-cell table:style-name="Table5.A1" office:value-type="string">
            <text:p text:style-name="P23">14</text:p>
          </table:table-cell>
          <table:table-cell table:style-name="Table5.A1" office:value-type="string">
            <text:p text:style-name="P23">15</text:p>
          </table:table-cell>
          <table:table-cell table:style-name="Table5.A1" office:value-type="string">
            <text:p text:style-name="P23">16</text:p>
          </table:table-cell>
          <table:table-cell table:style-name="Table5.A1" office:value-type="string">
            <text:p text:style-name="P23">17</text:p>
          </table:table-cell>
          <table:table-cell table:style-name="Table5.A1" office:value-type="string">
            <text:p text:style-name="P23">18</text:p>
          </table:table-cell>
          <table:table-cell table:style-name="Table5.A1" office:value-type="string">
            <text:p text:style-name="P21">19</text:p>
          </table:table-cell>
        </table:table-row>
        <table:table-row table:style-name="Table5.1">
          <table:table-cell table:style-name="Table5.A2" office:value-type="string">
            <text:p text:style-name="P21">0</text:p>
          </table:table-cell>
          <table:table-cell table:style-name="Table5.B2" office:value-type="string">
            <text:p text:style-name="P19">2</text:p>
          </table:table-cell>
          <table:table-cell table:style-name="Table5.A2" office:value-type="string">
            <text:p text:style-name="P17">2</text:p>
          </table:table-cell>
          <table:table-cell table:style-name="Table5.A2" office:value-type="string">
            <text:p text:style-name="P17">2</text:p>
          </table:table-cell>
          <table:table-cell table:style-name="Table5.A2" office:value-type="string">
            <text:p text:style-name="P17">2</text:p>
          </table:table-cell>
          <table:table-cell table:style-name="Table5.A2" office:value-type="string">
            <text:p text:style-name="P18">2</text:p>
          </table:table-cell>
          <table:table-cell table:style-name="Table5.B2" office:value-type="string">
            <text:p text:style-name="P20">7</text:p>
          </table:table-cell>
          <table:table-cell table:style-name="Table5.A2" office:value-type="string">
            <text:p text:style-name="P18">7</text:p>
          </table:table-cell>
          <table:table-cell table:style-name="Table5.A2" office:value-type="string">
            <text:p text:style-name="P18">7</text:p>
          </table:table-cell>
          <table:table-cell table:style-name="Table5.A2" office:value-type="string">
            <text:p text:style-name="P18">7</text:p>
          </table:table-cell>
          <table:table-cell table:style-name="Table5.B2" office:value-type="string">
            <text:p text:style-name="P20">2</text:p>
          </table:table-cell>
          <table:table-cell table:style-name="Table5.A2" office:value-type="string">
            <text:p text:style-name="P18">2</text:p>
          </table:table-cell>
          <table:table-cell table:style-name="Table5.A2" office:value-type="string">
            <text:p text:style-name="P18">2</text:p>
          </table:table-cell>
          <table:table-cell table:style-name="Table5.A2" office:value-type="string">
            <text:p text:style-name="P18">2</text:p>
          </table:table-cell>
          <table:table-cell table:style-name="Table5.A2" office:value-type="string">
            <text:p text:style-name="P18">2</text:p>
          </table:table-cell>
          <table:table-cell table:style-name="Table5.A2" office:value-type="string">
            <text:p text:style-name="P18">2</text:p>
          </table:table-cell>
          <table:table-cell table:style-name="Table5.B2" office:value-type="string">
            <text:p text:style-name="P20">4</text:p>
          </table:table-cell>
          <table:table-cell table:style-name="Table5.A2" office:value-type="string">
            <text:p text:style-name="P18">4</text:p>
          </table:table-cell>
          <table:table-cell table:style-name="Table5.A2" office:value-type="string">
            <text:p text:style-name="P18">4</text:p>
          </table:table-cell>
          <table:table-cell table:style-name="Table5.A2" office:value-type="string">
            <text:p text:style-name="P18">4</text:p>
          </table:table-cell>
          <table:table-cell table:style-name="Table5.U2" office:value-type="string">
            <text:p text:style-name="P18">4</text:p>
          </table:table-cell>
        </table:table-row>
        <table:table-row table:style-name="Table5.1">
          <table:table-cell table:style-name="Table5.A2" office:value-type="string">
            <text:p text:style-name="P21">1</text:p>
          </table:table-cell>
          <table:table-cell table:style-name="Table5.A2" office:value-type="string">
            <text:p text:style-name="P16"/>
          </table:table-cell>
          <table:table-cell table:style-name="Table5.B2" office:value-type="string">
            <text:p text:style-name="P19">5</text:p>
          </table:table-cell>
          <table:table-cell table:style-name="Table5.A2" office:value-type="string">
            <text:p text:style-name="P17">5</text:p>
          </table:table-cell>
          <table:table-cell table:style-name="Table5.A2" office:value-type="string">
            <text:p text:style-name="P17">5</text:p>
          </table:table-cell>
          <table:table-cell table:style-name="Table5.A2" office:value-type="string">
            <text:p text:style-name="P18">5</text:p>
          </table:table-cell>
          <table:table-cell table:style-name="Table5.A2" office:value-type="string">
            <text:p text:style-name="P18">5</text:p>
          </table:table-cell>
          <table:table-cell table:style-name="Table5.A2" office:value-type="string">
            <text:p text:style-name="P18">5</text:p>
          </table:table-cell>
          <table:table-cell table:style-name="Table5.A2" office:value-type="string">
            <text:p text:style-name="P18">5</text:p>
          </table:table-cell>
          <table:table-cell table:style-name="Table5.A2" office:value-type="string">
            <text:p text:style-name="P18">5</text:p>
          </table:table-cell>
          <table:table-cell table:style-name="Table5.A2" office:value-type="string">
            <text:p text:style-name="P18">5</text:p>
          </table:table-cell>
          <table:table-cell table:style-name="Table5.B2" office:value-type="string">
            <text:p text:style-name="P20">4</text:p>
          </table:table-cell>
          <table:table-cell table:style-name="Table5.A2" office:value-type="string">
            <text:p text:style-name="P18">4</text:p>
          </table:table-cell>
          <table:table-cell table:style-name="Table5.A2" office:value-type="string">
            <text:p text:style-name="P18">4</text:p>
          </table:table-cell>
          <table:table-cell table:style-name="Table5.A2" office:value-type="string">
            <text:p text:style-name="P18">4</text:p>
          </table:table-cell>
          <table:table-cell table:style-name="Table5.B2" office:value-type="string">
            <text:p text:style-name="P20">6</text:p>
          </table:table-cell>
          <table:table-cell table:style-name="Table5.A2" office:value-type="string">
            <text:p text:style-name="P18">6</text:p>
          </table:table-cell>
          <table:table-cell table:style-name="Table5.A2" office:value-type="string">
            <text:p text:style-name="P18">6</text:p>
          </table:table-cell>
          <table:table-cell table:style-name="Table5.A2" office:value-type="string">
            <text:p text:style-name="P18">6</text:p>
          </table:table-cell>
          <table:table-cell table:style-name="Table5.B2" office:value-type="string">
            <text:p text:style-name="P20">3</text:p>
          </table:table-cell>
          <table:table-cell table:style-name="Table5.U3" office:value-type="string">
            <text:p text:style-name="P18">3</text:p>
          </table:table-cell>
        </table:table-row>
        <table:table-row table:style-name="Table5.1">
          <table:table-cell table:style-name="Table5.A2" office:value-type="string">
            <text:p text:style-name="P21">2</text:p>
          </table:table-cell>
          <table:table-cell table:style-name="Table5.A2" office:value-type="string">
            <text:p text:style-name="P16"/>
          </table:table-cell>
          <table:table-cell table:style-name="Table5.A2" office:value-type="string">
            <text:p text:style-name="P16"/>
          </table:table-cell>
          <table:table-cell table:style-name="Table5.B2" office:value-type="string">
            <text:p text:style-name="P19">8</text:p>
          </table:table-cell>
          <table:table-cell table:style-name="Table5.A2" office:value-type="string">
            <text:p text:style-name="P17">8</text:p>
          </table:table-cell>
          <table:table-cell table:style-name="Table5.A2" office:value-type="string">
            <text:p text:style-name="P18">8</text:p>
          </table:table-cell>
          <table:table-cell table:style-name="Table5.A2" office:value-type="string">
            <text:p text:style-name="P18">8</text:p>
          </table:table-cell>
          <table:table-cell table:style-name="Table5.A2" office:value-type="string">
            <text:p text:style-name="P18">8</text:p>
          </table:table-cell>
          <table:table-cell table:style-name="Table5.A2" office:value-type="string">
            <text:p text:style-name="P18">8</text:p>
          </table:table-cell>
          <table:table-cell table:style-name="Table5.A2" office:value-type="string">
            <text:p text:style-name="P18">8</text:p>
          </table:table-cell>
          <table:table-cell table:style-name="Table5.A2" office:value-type="string">
            <text:p text:style-name="P18">8</text:p>
          </table:table-cell>
          <table:table-cell table:style-name="Table5.A2" office:value-type="string">
            <text:p text:style-name="P18">8</text:p>
          </table:table-cell>
          <table:table-cell table:style-name="Table5.A2" office:value-type="string">
            <text:p text:style-name="P18">8</text:p>
          </table:table-cell>
          <table:table-cell table:style-name="Table5.A2" office:value-type="string">
            <text:p text:style-name="P18">8</text:p>
          </table:table-cell>
          <table:table-cell table:style-name="Table5.B2" office:value-type="string">
            <text:p text:style-name="P20">3</text:p>
          </table:table-cell>
          <table:table-cell table:style-name="Table5.A2" office:value-type="string">
            <text:p text:style-name="P18">3</text:p>
          </table:table-cell>
          <table:table-cell table:style-name="Table5.A2" office:value-type="string">
            <text:p text:style-name="P18">3</text:p>
          </table:table-cell>
          <table:table-cell table:style-name="Table5.A2" office:value-type="string">
            <text:p text:style-name="P18">3</text:p>
          </table:table-cell>
          <table:table-cell table:style-name="Table5.B2" office:value-type="string">
            <text:p text:style-name="P20">5</text:p>
          </table:table-cell>
          <table:table-cell table:style-name="Table5.A2" office:value-type="string">
            <text:p text:style-name="P18">5</text:p>
          </table:table-cell>
          <table:table-cell table:style-name="Table5.U4" office:value-type="string">
            <text:p text:style-name="P18">5</text:p>
          </table:table-cell>
        </table:table-row>
        <table:table-row table:style-name="Table5.1">
          <table:table-cell table:style-name="Table5.A2" office:value-type="string">
            <text:p text:style-name="P21">3</text:p>
          </table:table-cell>
          <table:table-cell table:style-name="Table5.A2" office:value-type="string">
            <text:p text:style-name="P16"/>
          </table:table-cell>
          <table:table-cell table:style-name="Table5.A2" office:value-type="string">
            <text:p text:style-name="P16"/>
          </table:table-cell>
          <table:table-cell table:style-name="Table5.A2" office:value-type="string">
            <text:p text:style-name="P16"/>
          </table:table-cell>
          <table:table-cell table:style-name="Table5.B2" office:value-type="string">
            <text:p text:style-name="P19">1</text:p>
          </table:table-cell>
          <table:table-cell table:style-name="Table5.A2" office:value-type="string">
            <text:p text:style-name="P18">1</text:p>
          </table:table-cell>
          <table:table-cell table:style-name="Table5.A2" office:value-type="string">
            <text:p text:style-name="P18">1</text:p>
          </table:table-cell>
          <table:table-cell table:style-name="Table5.A2" office:value-type="string">
            <text:p text:style-name="P18">1</text:p>
          </table:table-cell>
          <table:table-cell table:style-name="Table5.A2" office:value-type="string">
            <text:p text:style-name="P18">1</text:p>
          </table:table-cell>
          <table:table-cell table:style-name="Table5.A2" office:value-type="string">
            <text:p text:style-name="P18">1</text:p>
          </table:table-cell>
          <table:table-cell table:style-name="Table5.A2" office:value-type="string">
            <text:p text:style-name="P18">1</text:p>
          </table:table-cell>
          <table:table-cell table:style-name="Table5.A2" office:value-type="string">
            <text:p text:style-name="P18">1</text:p>
          </table:table-cell>
          <table:table-cell table:style-name="Table5.A2" office:value-type="string">
            <text:p text:style-name="P18">1</text:p>
          </table:table-cell>
          <table:table-cell table:style-name="Table5.A2" office:value-type="string">
            <text:p text:style-name="P18">1</text:p>
          </table:table-cell>
          <table:table-cell table:style-name="Table5.A2" office:value-type="string">
            <text:p text:style-name="P18">1</text:p>
          </table:table-cell>
          <table:table-cell table:style-name="Table5.A2" office:value-type="string">
            <text:p text:style-name="P18">1</text:p>
          </table:table-cell>
          <table:table-cell table:style-name="Table5.A2" office:value-type="string">
            <text:p text:style-name="P18">1</text:p>
          </table:table-cell>
          <table:table-cell table:style-name="Table5.B2" office:value-type="string">
            <text:p text:style-name="P20">7</text:p>
          </table:table-cell>
          <table:table-cell table:style-name="Table5.A2" office:value-type="string">
            <text:p text:style-name="P22">7</text:p>
          </table:table-cell>
          <table:table-cell table:style-name="Table5.A2" office:value-type="string">
            <text:p text:style-name="P18">7</text:p>
          </table:table-cell>
          <table:table-cell table:style-name="Table5.U5" office:value-type="string">
            <text:p text:style-name="P18">7</text:p>
          </table:table-cell>
        </table:table-row>
      </table:table>
      <text:p text:style-name="P40"/>
      <text:h text:style-name="Heading_20_1" text:outline-level="1"><text:span text:style-name="T75">Παράρτημα</text:span><text:span text:style-name="T1">:</text:span></text:h>
      <text:p text:style-name="P52"/>
      <text:p text:style-name="P15"><text:span text:style-name="T27">Υποδείξεις: Συμβουλευτείτε τους </text:span><text:span text:style-name="T32">πηγαίους κώδικες των παραδειγμάτων, που βρίσκονται στο δικτυακό τόπο του μαθήματος στο eclass. </text:span></text:p>
      <text:p text:style-name="P8"/>
      <text:p text:style-name="P15"><text:span text:style-name="T32">Η μεταγλώττιση ενός προγράμματος στο Linux/</text:span><text:span text:style-name="T23">Unix</text:span><text:span text:style-name="T32"> γίνεται με τη χρήση της εντολής:<text:line-break/></text:span></text:p>
      <text:p text:style-name="P8">gcc -pthread –o &lt;όνομα εκτελέσιμου&gt; &lt;όνομα αρχείου που περιέχει τον πηγαίο κώδικα&gt;. <text:line-break/></text:p>
      <text:p text:style-name="P8">Η εντολή αυτή θα πρέπει να δοθεί από τερματικό ενώ ο τρέχων κατάλογος εργασίας θα πρέπει να είναι αυτός στον οποίο βρίσκεται αποθηκευμένος ο πηγαίος κώδικας του προγράμματος. (Η εντολή <text:soft-page-break/>με την οποία μπορούμε να βρούμε τον τρέχοντα κατάλογο είναι η pwd ενώ μετακινούμαστε μεταξύ καταλόγων με την εντολή cd. Τα περιεχόμενα των καταλόγων βρίσκονται με την εντολή ls. Περισσότερες πληροφορίες για τη λειτουργικότητα και τις παραμέτρους των εντολών (αλλά και των κλήσεων συστήματος) μπορούν να βρεθούν μέσω της βοήθειας του Linux που δίνεται αν πληκτρολογήσουμε man &lt;όνομα εντολής&gt;. </text:p>
      <text:p text:style-name="P32"><text:line-break/>Η εκτέλεση ενός προγράμματος γίνεται πληκτρολογώντας:<text:line-break/>./&lt;όνομα εκτελέσιμου&gt;</text:p>
      <text:p text:style-name="P9">Η εκτέλεση ενός προγράμματος στο παρασκήνιο γίνεται πληκτρολογώντας: </text:p>
      <text:p text:style-name="P32">./&lt;όνομα εκτελέσιμου&gt;&amp;</text:p>
      <text:p text:style-name="P43"/>
      <text:p text:style-name="P44"/>
      <text:p text:style-name="P10">Καλή Επιτυχία!!! </text:p>
      <text:p text:style-name="P11"/>
      <text:p text:style-name="P11"/>
      <text:p text:style-name="P15"><text:span text:style-name="T40">Αριθμός μελών ανά ομάδα: </text:span><text:span text:style-name="T42">1 έως και </text:span><text:span text:style-name="T41">4.</text:span></text:p>
      <text:p text:style-name="P15"><text:span text:style-name="T40">Ημερομηνία Παράδοσης: </text:span><text:span text:style-name="T39"><text:s/></text:span><text:span text:style-name="T42">Ημερομηνία Εξέτασης του μαθήματος στην εξεταστική Ιανουαρίου - Φεβρουαρίου</text:span></text:p>
      <text:p text:style-name="P75"><text:span text:style-name="T45">Αποστολή εργασιών σε </text:span><text:span text:style-name="T46">ZIP</text:span><text:span text:style-name="T45"> ή </text:span><text:span text:style-name="T46">RAR</text:span><text:span text:style-name="T45"> μορφή (ο συμπιεσμένος φάκελος να περιέχει </text:span><text:span text:style-name="T46">txt</text:span><text:span text:style-name="T45"> </text:span><text:span text:style-name="T46">file</text:span><text:span text:style-name="T45"> με τα στοιχεία της ομάδας, </text:span><text:span text:style-name="T46">pdf</text:span><text:span text:style-name="T45"> και </text:span><text:span text:style-name="T46">C</text:span><text:span text:style-name="T45"> </text:span><text:span text:style-name="T46">files</text:span><text:span text:style-name="T45">) στο </text:span><text:span text:style-name="T46">e</text:span><text:span text:style-name="T45">-</text:span><text:span text:style-name="T46">class</text:span><text:span text:style-name="T45"> καθώς και με e-mail στους διδάσκοντες: </text:span></text:p>
      <text:p text:style-name="P75"><text:a xlink:type="simple" xlink:href="mailto:makri@ceid.upatras.gr" text:style-name="Internet_20_link" text:visited-style-name="Visited_20_Internet_20_Link"><text:span text:style-name="Internet_20_link"><text:span text:style-name="T74">makri@ceid.upatras.gr</text:span></text:span></text:a><text:span text:style-name="T45">, </text:span><text:a xlink:type="simple" xlink:href="mailto:aristeid@ceid.upatras.gr" text:style-name="Internet_20_link" text:visited-style-name="Visited_20_Internet_20_Link"><text:span text:style-name="Internet_20_link"><text:span text:style-name="T74">aristeid@ceid.upatras.gr</text:span></text:span></text:a><text:span text:style-name="T45">, </text:span><text:a xlink:type="simple" xlink:href="mailto:sioutas@ceid.upatras.gr" text:style-name="Internet_20_link" text:visited-style-name="Visited_20_Internet_20_Link"><text:span text:style-name="Internet_20_link"><text:span text:style-name="T74">sioutas@ceid.upatras.gr</text:span></text:span></text:a><text:span text:style-name="T45"> </text:span></text:p>
      <text:p text:style-name="Standard"><text:span text:style-name="Internet_20_link"><text:span text:style-name="T74"/></text:span></text:p>
      <text:p text:style-name="P76">Οι απαντήσεις που αφορούν κώδικα μέσα στο pdf της αναφοράς θα πρέπει να τεκμηριώνονται με screenshots από την εκτέλεση των προγραμμάτων.</text:p>
      <text:p text:style-name="P37"/>
      <text:p text:style-name="P37"/>
      <text:p text:style-name="P47"/>
      <table:table table:name="Table7" table:style-name="Table7">
        <table:table-column table:style-name="Table7.A"/>
        <table:table-column table:style-name="Table7.B"/>
        <table:table-row table:style-name="Table7.1">
          <table:table-cell table:style-name="Table7.A1" office:value-type="string">
            <text:p text:style-name="P67">Αριθμός Σελίδας</text:p>
          </table:table-cell>
          <table:table-cell table:style-name="Table7.B1" office:value-type="string">
            <text:p text:style-name="P67">Αριθμός Πλαισίου</text:p>
          </table:table-cell>
        </table:table-row>
        <table:table-row table:style-name="Table7.1">
          <table:table-cell table:style-name="Table7.A2" office:value-type="string">
            <text:p text:style-name="P64">00</text:p>
            <text:p text:style-name="P64">01</text:p>
            <text:p text:style-name="P64">02</text:p>
            <text:p text:style-name="P64">03</text:p>
            <text:p text:style-name="P64">04</text:p>
            <text:p text:style-name="P64">05</text:p>
          </table:table-cell>
          <table:table-cell table:style-name="Table7.B2" office:value-type="string">
            <text:p text:style-name="P67">0Β</text:p>
            <text:p text:style-name="P67">0C</text:p>
            <text:p text:style-name="P67">01</text:p>
            <text:p text:style-name="P67">0F</text:p>
            <text:p text:style-name="P68">-</text:p>
            <text:p text:style-name="P64">08</text:p>
          </table: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style-name="Table8.1">
          <table:table-cell table:style-name="Table8.A1" office:value-type="string">
            <text:p text:style-name="P81">Χρονική Στιγμή</text:p>
          </table:table-cell>
          <table:table-cell table:style-name="Table8.A1" office:value-type="string">
            <text:p text:style-name="P81">Αφιξη</text:p>
          </table:table-cell>
          <table:table-cell table:style-name="Table8.A1" office:value-type="string">
            <text:p text:style-name="P81">Εικόνα Μνήμης</text:p>
          </table:table-cell>
          <table:table-cell table:style-name="Table8.A1" office:value-type="string">
            <text:p text:style-name="P81">ΚΜΕ</text:p>
          </table:table-cell>
          <table:table-cell table:style-name="Table8.A1" office:value-type="string">
            <text:p text:style-name="P81">Ουρά Μνήμης</text:p>
          </table:table-cell>
          <table:table-cell table:style-name="Table8.A1" office:value-type="string">
            <text:p text:style-name="P81">Ουρά <text:s/>ΚΜΕ</text:p>
          </table:table-cell>
          <table:table-cell table:style-name="Table8.G1" office:value-type="string">
            <text:p text:style-name="P81">Τέλος</text:p>
          </table:table-cell>
        </table:table-row>
        <table:table-row table:style-name="Table8.1">
          <table:table-cell table:style-name="Table8.A2" office:value-type="string">
            <text:p text:style-name="P82">0</text:p>
          </table:table-cell>
          <table:table-cell table:style-name="Table8.B4" office:value-type="string">
            <text:p text:style-name="P106"><text:span text:style-name="T43">P</text:span><text:span text:style-name="T44">1</text:span></text:p>
          </table:table-cell>
          <table:table-cell table:style-name="Table8.C4" office:value-type="string">
            <text:p text:style-name="P83">&lt;Οπή-620K&gt;</text:p>
          </table:table-cell>
          <table:table-cell table:style-name="Table8.D4" office:value-type="string">
            <text:p text:style-name="P84">-</text:p>
          </table:table-cell>
          <table:table-cell table:style-name="Table8.E4" office:value-type="string">
            <text:p text:style-name="P92">P<text:span text:style-name="T66">1</text:span></text:p>
          </table:table-cell>
          <table:table-cell table:style-name="Table8.F4" office:value-type="string">
            <text:p text:style-name="P82">-</text:p>
          </table:table-cell>
          <table:table-cell table:style-name="Table8.G4" office:value-type="string">
            <text:p text:style-name="P82">-</text:p>
          </table:table-cell>
        </table:table-row>
        <table:table-row table:style-name="Table8.1">
          <table:table-cell table:style-name="Table8.A2" office:value-type="string">
            <text:p text:style-name="P82">1</text:p>
          </table:table-cell>
          <table:table-cell table:style-name="Table8.B4" office:value-type="string">
            <text:p text:style-name="P93">P<text:span text:style-name="T66">2</text:span></text:p>
          </table:table-cell>
          <table:table-cell table:style-name="Table8.C4" office:value-type="string">
            <text:p text:style-name="P83">&lt;P<text:span text:style-name="T66">1</text:span><text:span text:style-name="T76">-180K&gt; &lt;Οπή-440Κ&gt;</text:span></text:p>
          </table:table-cell>
          <table:table-cell table:style-name="Table8.D4" office:value-type="string">
            <text:p text:style-name="P93">P<text:span text:style-name="T66">1</text:span></text:p>
          </table:table-cell>
          <table:table-cell table:style-name="Table8.E4" office:value-type="string">
            <text:p text:style-name="P93">P<text:span text:style-name="T66">2</text:span></text:p>
          </table:table-cell>
          <table:table-cell table:style-name="Table8.F4" office:value-type="string">
            <text:p text:style-name="P87">-</text:p>
          </table:table-cell>
          <table:table-cell table:style-name="Table8.G4" office:value-type="string">
            <text:p text:style-name="P82">-</text:p>
          </table:table-cell>
        </table:table-row>
        <table:table-row table:style-name="Table8.1">
          <table:table-cell table:style-name="Table8.A2" office:value-type="string">
            <text:p text:style-name="P82">2</text:p>
          </table:table-cell>
          <table:table-cell table:style-name="Table8.B4" office:value-type="string">
            <text:p text:style-name="P93">P<text:span text:style-name="T66">3</text:span></text:p>
          </table:table-cell>
          <table:table-cell table:style-name="Table8.C4" office:value-type="string">
            <text:p text:style-name="P83">&lt;P<text:span text:style-name="T66">1</text:span><text:span text:style-name="T76">-180K&gt; &lt;P</text:span><text:span text:style-name="T66">2</text:span><text:span text:style-name="T76">-100K&gt;</text:span></text:p>
            <text:p text:style-name="P83"><text:span text:style-name="T76">&lt;Οπή-440Κ&gt;</text:span></text:p>
          </table:table-cell>
          <table:table-cell table:style-name="Table8.D4" office:value-type="string">
            <text:p text:style-name="P93">P<text:span text:style-name="T66">2</text:span></text:p>
          </table:table-cell>
          <table:table-cell table:style-name="Table8.E4" office:value-type="string">
            <text:p text:style-name="P93">P<text:span text:style-name="T66">3</text:span></text:p>
          </table:table-cell>
          <table:table-cell table:style-name="Table8.F4" office:value-type="string">
            <text:p text:style-name="P93">P<text:span text:style-name="T66">1</text:span></text:p>
          </table:table-cell>
          <table:table-cell table:style-name="Table8.G4" office:value-type="string">
            <text:p text:style-name="P88">-</text:p>
          </table:table-cell>
        </table:table-row>
        <table:table-row table:style-name="Table8.1">
          <table:table-cell table:style-name="Table8.A5" office:value-type="string">
            <text:p text:style-name="P89">3</text:p>
          </table:table-cell>
          <table:table-cell table:style-name="Table8.B5" office:value-type="string">
            <text:p text:style-name="P93">P<text:span text:style-name="T66">4</text:span>, P<text:span text:style-name="T66">5</text:span></text:p>
          </table:table-cell>
          <table:table-cell table:style-name="Table8.C5" office:value-type="string">
            <text:p text:style-name="P83">&lt;P<text:span text:style-name="T66">1</text:span><text:span text:style-name="T76">-180K&gt; &lt;P</text:span><text:span text:style-name="T66">2</text:span><text:span text:style-name="T76">-100K&gt;</text:span></text:p>
            <text:p text:style-name="P83"><text:span text:style-name="T76">&lt;P</text:span><text:span text:style-name="T66">3</text:span><text:span text:style-name="T76">-350K&gt; </text:span><text:span text:style-name="T77">&lt;Οπή-</text:span><text:span text:style-name="T76">90</text:span><text:span text:style-name="T77">Κ&gt;</text:span></text:p>
          </table:table-cell>
          <table:table-cell table:style-name="Table8.D5" office:value-type="string">
            <text:p text:style-name="P94"><text:span text:style-name="T84">P</text:span><text:span text:style-name="T70">2</text:span></text:p>
          </table:table-cell>
          <table:table-cell table:style-name="Table8.E5" office:value-type="string">
            <text:p text:style-name="P96">P<text:span text:style-name="T66">4</text:span>, P<text:span text:style-name="T66">5</text:span></text:p>
          </table:table-cell>
          <table:table-cell table:style-name="Table8.F5" office:value-type="string">
            <text:p text:style-name="P94">P<text:span text:style-name="T66">1</text:span>, <text:span text:style-name="T85">P</text:span><text:span text:style-name="T70">3</text:span></text:p>
          </table:table-cell>
          <table:table-cell table:style-name="Table8.G5" office:value-type="string">
            <text:p text:style-name="P96">P<text:span text:style-name="T66">2</text:span></text:p>
          </table:table-cell>
        </table:table-row>
        <table:table-row table:style-name="Table8.1">
          <table:table-cell table:style-name="Table8.A5" office:value-type="string">
            <text:p text:style-name="P89">4</text:p>
          </table:table-cell>
          <table:table-cell table:style-name="Table8.B6" office:value-type="string">
            <text:p text:style-name="P96">P<text:span text:style-name="T66">6</text:span></text:p>
          </table:table-cell>
          <table:table-cell table:style-name="Table8.C6" office:value-type="string">
            <text:p text:style-name="P83">&lt;P<text:span text:style-name="T66">1</text:span><text:span text:style-name="T76">-180K&gt; &lt;P</text:span><text:span text:style-name="T70">3</text:span><text:span text:style-name="T76">-</text:span><text:span text:style-name="T80">350</text:span><text:span text:style-name="T76">K&gt;</text:span></text:p>
            <text:p text:style-name="P83"><text:span text:style-name="T76">&lt;P</text:span><text:span text:style-name="T70">5</text:span><text:span text:style-name="T76">-</text:span><text:span text:style-name="T80">90</text:span><text:span text:style-name="T76">K </text:span><text:span text:style-name="T77">&lt;Οπή-</text:span><text:span text:style-name="T80">0</text:span><text:span text:style-name="T77">&gt;</text:span></text:p>
          </table:table-cell>
          <table:table-cell table:style-name="Table8.D6" office:value-type="string">
            <text:p text:style-name="P96">P<text:span text:style-name="T66">5</text:span></text:p>
          </table:table-cell>
          <table:table-cell table:style-name="Table8.E6" office:value-type="string">
            <text:p text:style-name="P96">P<text:span text:style-name="T66">4</text:span>, P<text:span text:style-name="T66">6</text:span></text:p>
          </table:table-cell>
          <table:table-cell table:style-name="Table8.F6" office:value-type="string">
            <text:p text:style-name="P94">P<text:span text:style-name="T66">1</text:span>, <text:span text:style-name="T85">P</text:span><text:span text:style-name="T70">3</text:span></text:p>
          </table:table-cell>
          <table:table-cell table:style-name="Table8.G6" office:value-type="string">
            <text:p text:style-name="P98">-</text:p>
          </table:table-cell>
        </table:table-row>
        <table:table-row table:style-name="Table8.1">
          <table:table-cell table:style-name="Table8.A5" office:value-type="string">
            <text:p text:style-name="P89">5</text:p>
          </table:table-cell>
          <table:table-cell table:style-name="Table8.B7" office:value-type="string">
            <text:p text:style-name="P98">-</text:p>
          </table:table-cell>
          <table:table-cell table:style-name="Table8.C7" office:value-type="string">
            <text:p text:style-name="P85">&lt;P<text:span text:style-name="T66">1</text:span><text:span text:style-name="T76">-180K&gt; &lt;P</text:span><text:span text:style-name="T70">3</text:span><text:span text:style-name="T76">-</text:span><text:span text:style-name="T80">350</text:span><text:span text:style-name="T76">K&gt;</text:span></text:p>
            <text:p text:style-name="P94">&lt;P<text:span text:style-name="T70">6</text:span>-<text:span text:style-name="T85">80</text:span>K<text:span text:style-name="T86">&gt;</text:span> <text:span text:style-name="T82">&lt;Οπή-</text:span><text:span text:style-name="T85">10K</text:span><text:span text:style-name="T82">&gt;</text:span></text:p>
          </table:table-cell>
          <table:table-cell table:style-name="Table8.D7" office:value-type="string">
            <text:p text:style-name="P96">P<text:span text:style-name="T66">6</text:span></text:p>
          </table:table-cell>
          <table:table-cell table:style-name="Table8.E7" office:value-type="string">
            <text:p text:style-name="P96">P<text:span text:style-name="T66">4</text:span>, P<text:span text:style-name="T66">5</text:span></text:p>
          </table:table-cell>
          <table:table-cell table:style-name="Table8.F7" office:value-type="string">
            <text:p text:style-name="P103">P<text:span text:style-name="T66">1</text:span>, <text:span text:style-name="T85">P</text:span><text:span text:style-name="T70">3</text:span></text:p>
          </table:table-cell>
          <table:table-cell table:style-name="Table8.G7" office:value-type="string">
            <text:p text:style-name="P98">-</text:p>
          </table:table-cell>
        </table:table-row>
        <table:table-row table:style-name="Table8.1">
          <table:table-cell table:style-name="Table8.A5" office:value-type="string">
            <text:p text:style-name="P89">6</text:p>
          </table:table-cell>
          <table:table-cell table:style-name="Table8.B8" office:value-type="string">
            <text:p text:style-name="P98">-</text:p>
          </table:table-cell>
          <table:table-cell table:style-name="Table8.C8" office:value-type="string">
            <text:p text:style-name="P85">&lt;P<text:span text:style-name="T66">1</text:span><text:span text:style-name="T76">-180K&gt; &lt;P</text:span><text:span text:style-name="T70">3</text:span><text:span text:style-name="T76">-</text:span><text:span text:style-name="T80">350</text:span><text:span text:style-name="T76">K&gt;</text:span></text:p>
            <text:p text:style-name="P94">&lt;P<text:span text:style-name="T70">6</text:span>-<text:span text:style-name="T85">80</text:span>K<text:span text:style-name="T86">&gt;</text:span> <text:span text:style-name="T82">&lt;Οπή-</text:span><text:span text:style-name="T85">10</text:span><text:span text:style-name="T86">K</text:span><text:span text:style-name="T82">&gt;</text:span></text:p>
          </table:table-cell>
          <table:table-cell table:style-name="Table8.D8" office:value-type="string">
            <text:p text:style-name="P96">P<text:span text:style-name="T66">6</text:span></text:p>
          </table:table-cell>
          <table:table-cell table:style-name="Table8.E8" office:value-type="string">
            <text:p text:style-name="P96">P<text:span text:style-name="T66">4</text:span>, P<text:span text:style-name="T66">5</text:span></text:p>
          </table:table-cell>
          <table:table-cell table:style-name="Table8.F8" office:value-type="string">
            <text:p text:style-name="P103">P<text:span text:style-name="T66">1</text:span>, <text:span text:style-name="T85">P</text:span><text:span text:style-name="T70">3</text:span></text:p>
          </table:table-cell>
          <table:table-cell table:style-name="Table8.G8" office:value-type="string">
            <text:p text:style-name="P96">P<text:span text:style-name="T66">6</text:span></text:p>
          </table:table-cell>
        </table:table-row>
        <table:table-row table:style-name="Table8.1">
          <table:table-cell table:style-name="Table8.A5" office:value-type="string">
            <text:p text:style-name="P89">7</text:p>
          </table:table-cell>
          <table:table-cell table:style-name="Table8.B9" office:value-type="string">
            <text:p text:style-name="P98">-</text:p>
          </table:table-cell>
          <table:table-cell table:style-name="Table8.C9" office:value-type="string">
            <text:p text:style-name="P85">&lt;P<text:span text:style-name="T66">1</text:span><text:span text:style-name="T76">-180K&gt; &lt;P</text:span><text:span text:style-name="T70">3</text:span><text:span text:style-name="T76">-</text:span><text:span text:style-name="T80">350</text:span><text:span text:style-name="T76">K&gt;</text:span></text:p>
            <text:p text:style-name="P94">&lt;P<text:span text:style-name="T70">5</text:span>-<text:span text:style-name="T85">90</text:span>K <text:span text:style-name="T82">&lt;Οπή-</text:span><text:span text:style-name="T86">0</text:span><text:span text:style-name="T82">&gt;</text:span></text:p>
          </table:table-cell>
          <table:table-cell table:style-name="Table8.D9" office:value-type="string">
            <text:p text:style-name="P99">P<text:span text:style-name="T66">5</text:span></text:p>
          </table:table-cell>
          <table:table-cell table:style-name="Table8.E9" office:value-type="string">
            <text:p text:style-name="P97">P<text:span text:style-name="T66">4</text:span></text:p>
          </table:table-cell>
          <table:table-cell table:style-name="Table8.F9" office:value-type="string">
            <text:p text:style-name="P104">P<text:span text:style-name="T66">1</text:span>, <text:span text:style-name="T85">P</text:span><text:span text:style-name="T70">3</text:span></text:p>
          </table:table-cell>
          <table:table-cell table:style-name="Table8.G9" office:value-type="string">
            <text:p text:style-name="P98">-</text:p>
          </table:table-cell>
        </table:table-row>
        <table:table-row table:style-name="Table8.1">
          <table:table-cell table:style-name="Table8.A5" office:value-type="string">
            <text:p text:style-name="P89">8</text:p>
          </table:table-cell>
          <table:table-cell table:style-name="Table8.B10" office:value-type="string">
            <text:p text:style-name="P98">-</text:p>
          </table:table-cell>
          <table:table-cell table:style-name="Table8.C10" office:value-type="string">
            <text:p text:style-name="P85">&lt;P<text:span text:style-name="T66">1</text:span><text:span text:style-name="T76">-180K&gt; &lt;P</text:span><text:span text:style-name="T70">3</text:span><text:span text:style-name="T76">-</text:span><text:span text:style-name="T80">350</text:span><text:span text:style-name="T76">K&gt;</text:span></text:p>
            <text:p text:style-name="P94">&lt;P<text:span text:style-name="T70">5</text:span>-<text:span text:style-name="T85">90</text:span>K<text:span text:style-name="T86">&gt;</text:span> <text:span text:style-name="T82">&lt;Οπή-</text:span><text:span text:style-name="T86">0</text:span><text:span text:style-name="T82">&gt;</text:span></text:p>
          </table:table-cell>
          <table:table-cell table:style-name="Table8.D10" office:value-type="string">
            <text:p text:style-name="P99">P<text:span text:style-name="T66">5</text:span></text:p>
          </table:table-cell>
          <table:table-cell table:style-name="Table8.E10" office:value-type="string">
            <text:p text:style-name="P97">P<text:span text:style-name="T66">4</text:span></text:p>
          </table:table-cell>
          <table:table-cell table:style-name="Table8.F10" office:value-type="string">
            <text:p text:style-name="P104">P<text:span text:style-name="T66">1</text:span>, <text:span text:style-name="T85">P</text:span><text:span text:style-name="T70">3</text:span></text:p>
          </table:table-cell>
          <table:table-cell table:style-name="Table8.G10" office:value-type="string">
            <text:p text:style-name="P98">-</text:p>
          </table:table-cell>
        </table:table-row>
        <table:table-row table:style-name="Table8.1">
          <table:table-cell table:style-name="Table8.A5" office:value-type="string">
            <text:p text:style-name="P89">9</text:p>
          </table:table-cell>
          <table:table-cell table:style-name="Table8.B11" office:value-type="string">
            <text:p text:style-name="P98">-</text:p>
          </table:table-cell>
          <table:table-cell table:style-name="Table8.C11" office:value-type="string">
            <text:p text:style-name="P86">&lt;P<text:span text:style-name="T66">1</text:span><text:span text:style-name="T76">-180K&gt; &lt;P</text:span><text:span text:style-name="T70">3</text:span><text:span text:style-name="T76">-</text:span><text:span text:style-name="T80">350</text:span><text:span text:style-name="T76">K&gt;</text:span></text:p>
            <text:p text:style-name="P95">&lt;P<text:span text:style-name="T70">5</text:span>-<text:span text:style-name="T85">90</text:span>K<text:span text:style-name="T86">&gt;</text:span> <text:span text:style-name="T82">&lt;Οπή-</text:span><text:span text:style-name="T86">0</text:span><text:span text:style-name="T82">&gt;</text:span></text:p>
          </table:table-cell>
          <table:table-cell table:style-name="Table8.D11" office:value-type="string">
            <text:p text:style-name="P99">P<text:span text:style-name="T66">5</text:span></text:p>
          </table:table-cell>
          <table:table-cell table:style-name="Table8.E11" office:value-type="string">
            <text:p text:style-name="P97">P<text:span text:style-name="T66">4</text:span></text:p>
          </table:table-cell>
          <table:table-cell table:style-name="Table8.F11" office:value-type="string">
            <text:p text:style-name="P104">P<text:span text:style-name="T66">1</text:span>, <text:span text:style-name="T85">P</text:span><text:span text:style-name="T70">3</text:span></text:p>
          </table:table-cell>
          <table:table-cell table:style-name="Table8.G11" office:value-type="string">
            <text:p text:style-name="P99">P<text:span text:style-name="T66">5</text:span></text:p>
          </table:table-cell>
        </table:table-row>
        <table:table-row table:style-name="Table8.1">
          <table:table-cell table:style-name="Table8.A5" office:value-type="string">
            <text:p text:style-name="P89">10</text:p>
          </table:table-cell>
          <table:table-cell table:style-name="Table8.B12" office:value-type="string">
            <text:p text:style-name="P98">-</text:p>
          </table:table-cell>
          <table:table-cell table:style-name="Table8.C12" office:value-type="string">
            <text:p text:style-name="P86">&lt;P<text:span text:style-name="T66">1</text:span><text:span text:style-name="T76">-180K&gt; &lt;P</text:span><text:span text:style-name="T70">3</text:span><text:span text:style-name="T76">-</text:span><text:span text:style-name="T80">350</text:span><text:span text:style-name="T76">K&gt;</text:span></text:p>
            <text:p text:style-name="P95"><text:s/><text:span text:style-name="T82">&lt;Οπή-</text:span><text:span text:style-name="T86">90K</text:span><text:span text:style-name="T82">&gt;</text:span></text:p>
          </table:table-cell>
          <table:table-cell table:style-name="Table8.D12" office:value-type="string">
            <text:p text:style-name="P99">P<text:span text:style-name="T66">3</text:span></text:p>
          </table:table-cell>
          <table:table-cell table:style-name="Table8.E12" office:value-type="string">
            <text:p text:style-name="P97">P<text:span text:style-name="T66">4</text:span></text:p>
          </table:table-cell>
          <table:table-cell table:style-name="Table8.F12" office:value-type="string">
            <text:p text:style-name="P104">P<text:span text:style-name="T66">1</text:span></text:p>
          </table:table-cell>
          <table:table-cell table:style-name="Table8.G12" office:value-type="string">
            <text:p text:style-name="P98">-</text:p>
          </table:table-cell>
        </table:table-row>
        <table:table-row table:style-name="Table8.1">
          <table:table-cell table:style-name="Table8.A5" office:value-type="string">
            <text:p text:style-name="P89">11</text:p>
          </table:table-cell>
          <table:table-cell table:style-name="Table8.B13" office:value-type="string">
            <text:p text:style-name="P98">-</text:p>
          </table:table-cell>
          <table:table-cell table:style-name="Table8.C13" office:value-type="string">
            <text:p text:style-name="P86">&lt;P<text:span text:style-name="T66">1</text:span><text:span text:style-name="T76">-180K&gt; &lt;P</text:span><text:span text:style-name="T70">3</text:span><text:span text:style-name="T76">-</text:span><text:span text:style-name="T80">350</text:span><text:span text:style-name="T76">K&gt;</text:span></text:p>
            <text:p text:style-name="P95"><text:s/><text:span text:style-name="T82">&lt;Οπή-</text:span><text:span text:style-name="T86">90K</text:span><text:span text:style-name="T82">&gt;</text:span></text:p>
          </table:table-cell>
          <table:table-cell table:style-name="Table8.D13" office:value-type="string">
            <text:p text:style-name="P99">P<text:span text:style-name="T66">3</text:span></text:p>
          </table:table-cell>
          <table:table-cell table:style-name="Table8.E13" office:value-type="string">
            <text:p text:style-name="P97">P<text:span text:style-name="T66">4</text:span></text:p>
          </table:table-cell>
          <table:table-cell table:style-name="Table8.F13" office:value-type="string">
            <text:p text:style-name="P104">P<text:span text:style-name="T66">1</text:span></text:p>
          </table:table-cell>
          <table:table-cell table:style-name="Table8.G13" office:value-type="string">
            <text:p text:style-name="P98">-</text:p>
          </table:table-cell>
        </table:table-row>
        <table:table-row table:style-name="Table8.1">
          <table:table-cell table:style-name="Table8.A5" office:value-type="string">
            <text:p text:style-name="P89">12</text:p>
          </table:table-cell>
          <table:table-cell table:style-name="Table8.B14" office:value-type="string">
            <text:p text:style-name="P98">-</text:p>
          </table:table-cell>
          <table:table-cell table:style-name="Table8.C14" office:value-type="string">
            <text:p text:style-name="P86">&lt;P<text:span text:style-name="T66">1</text:span><text:span text:style-name="T76">-180K&gt; &lt;P</text:span><text:span text:style-name="T70">3</text:span><text:span text:style-name="T76">-</text:span><text:span text:style-name="T80">350</text:span><text:span text:style-name="T76">K&gt;</text:span></text:p>
            <text:p text:style-name="P95"><text:s/><text:span text:style-name="T82">&lt;Οπή-</text:span><text:span text:style-name="T86">90K</text:span><text:span text:style-name="T82">&gt;</text:span></text:p>
          </table:table-cell>
          <table:table-cell table:style-name="Table8.D14" office:value-type="string">
            <text:p text:style-name="P99">P<text:span text:style-name="T66">3</text:span></text:p>
          </table:table-cell>
          <table:table-cell table:style-name="Table8.E14" office:value-type="string">
            <text:p text:style-name="P97">P<text:span text:style-name="T66">4</text:span></text:p>
          </table:table-cell>
          <table:table-cell table:style-name="Table8.F14" office:value-type="string">
            <text:p text:style-name="P104">P<text:span text:style-name="T66">1</text:span></text:p>
          </table:table-cell>
          <table:table-cell table:style-name="Table8.G14" office:value-type="string">
            <text:p text:style-name="P98">-</text:p>
          </table:table-cell>
        </table:table-row>
        <table:table-row table:style-name="Table8.1">
          <table:table-cell table:style-name="Table8.A5" office:value-type="string">
            <text:p text:style-name="P89">13</text:p>
          </table:table-cell>
          <table:table-cell table:style-name="Table8.B15" office:value-type="string">
            <text:p text:style-name="P98">-</text:p>
          </table:table-cell>
          <table:table-cell table:style-name="Table8.C15" office:value-type="string">
            <text:p text:style-name="P86">&lt;P<text:span text:style-name="T66">1</text:span><text:span text:style-name="T76">-180K&gt; &lt;P</text:span><text:span text:style-name="T70">3</text:span><text:span text:style-name="T76">-</text:span><text:span text:style-name="T80">350</text:span><text:span text:style-name="T76">K&gt;</text:span></text:p>
            <text:p text:style-name="P95"><text:s/><text:span text:style-name="T82">&lt;Οπή-</text:span><text:span text:style-name="T86">90K</text:span><text:span text:style-name="T82">&gt;</text:span></text:p>
          </table:table-cell>
          <table:table-cell table:style-name="Table8.D15" office:value-type="string">
            <text:p text:style-name="P99">P<text:span text:style-name="T66">3</text:span></text:p>
          </table:table-cell>
          <table:table-cell table:style-name="Table8.E15" office:value-type="string">
            <text:p text:style-name="P97">P<text:span text:style-name="T66">4</text:span></text:p>
          </table:table-cell>
          <table:table-cell table:style-name="Table8.F15" office:value-type="string">
            <text:p text:style-name="P104">P<text:span text:style-name="T66">1</text:span></text:p>
          </table:table-cell>
          <table:table-cell table:style-name="Table8.G15" office:value-type="string">
            <text:p text:style-name="P99">-</text:p>
          </table:table-cell>
        </table:table-row>
        <table:table-row table:style-name="Table8.1">
          <table:table-cell table:style-name="Table8.A5" office:value-type="string">
            <text:p text:style-name="P89">14</text:p>
          </table:table-cell>
          <table:table-cell table:style-name="Table8.B16" office:value-type="string">
            <text:p text:style-name="P98">-</text:p>
          </table:table-cell>
          <table:table-cell table:style-name="Table8.C16" office:value-type="string">
            <text:p text:style-name="P86">&lt;P<text:span text:style-name="T66">1</text:span><text:span text:style-name="T76">-180K&gt; &lt;P</text:span><text:span text:style-name="T70">3</text:span><text:span text:style-name="T76">-</text:span><text:span text:style-name="T80">350</text:span><text:span text:style-name="T76">K&gt;</text:span></text:p>
            <text:p text:style-name="P95"><text:s/><text:span text:style-name="T82">&lt;Οπή-</text:span><text:span text:style-name="T86">90K</text:span><text:span text:style-name="T82">&gt;</text:span></text:p>
          </table:table-cell>
          <table:table-cell table:style-name="Table8.D16" office:value-type="string">
            <text:p text:style-name="P99">P<text:span text:style-name="T66">3</text:span></text:p>
          </table:table-cell>
          <table:table-cell table:style-name="Table8.E16" office:value-type="string">
            <text:p text:style-name="P97">P<text:span text:style-name="T66">4</text:span></text:p>
          </table:table-cell>
          <table:table-cell table:style-name="Table8.F16" office:value-type="string">
            <text:p text:style-name="P104">P<text:span text:style-name="T66">1</text:span></text:p>
          </table:table-cell>
          <table:table-cell table:style-name="Table8.G16" office:value-type="string">
            <text:p text:style-name="P99">P<text:span text:style-name="T66">3</text:span></text:p>
          </table:table-cell>
        </table:table-row>
        <table:table-row table:style-name="Table8.1">
          <table:table-cell table:style-name="Table8.A5" office:value-type="string">
            <text:p text:style-name="P89">15</text:p>
          </table:table-cell>
          <table:table-cell table:style-name="Table8.B17" office:value-type="string">
            <text:p text:style-name="P98">-</text:p>
          </table:table-cell>
          <table:table-cell table:style-name="Table8.C17" office:value-type="string">
            <text:p text:style-name="P86">&lt;P<text:span text:style-name="T66">1</text:span><text:span text:style-name="T76">-180K&gt; &lt;P</text:span><text:span text:style-name="T71">4</text:span><text:span text:style-name="T76">-</text:span><text:span text:style-name="T81">10</text:span><text:span text:style-name="T80">0</text:span><text:span text:style-name="T76">K&gt;</text:span></text:p>
            <text:p text:style-name="P95"><text:s/><text:span text:style-name="T82">&lt;Οπή-</text:span><text:span text:style-name="T86">340K</text:span><text:span text:style-name="T82">&gt;</text:span></text:p>
          </table:table-cell>
          <table:table-cell table:style-name="Table8.D17" office:value-type="string">
            <text:p text:style-name="P99">P<text:span text:style-name="T66">1</text:span></text:p>
          </table:table-cell>
          <table:table-cell table:style-name="Table8.E17" office:value-type="string">
            <text:p text:style-name="P98">-</text:p>
          </table:table-cell>
          <table:table-cell table:style-name="Table8.F17" office:value-type="string">
            <text:p text:style-name="P99">P<text:span text:style-name="T66">4</text:span></text:p>
          </table:table-cell>
          <table:table-cell table:style-name="Table8.G17" office:value-type="string">
            <text:p text:style-name="P98">-</text:p>
          </table:table-cell>
        </table:table-row>
        <table:table-row table:style-name="Table8.1">
          <table:table-cell table:style-name="Table8.A5" office:value-type="string">
            <text:p text:style-name="P89">16</text:p>
          </table:table-cell>
          <table:table-cell table:style-name="Table8.B18" office:value-type="string">
            <text:p text:style-name="P98">-</text:p>
          </table:table-cell>
          <table:table-cell table:style-name="Table8.C18" office:value-type="string">
            <text:p text:style-name="P86">&lt;P<text:span text:style-name="T66">1</text:span><text:span text:style-name="T76">-180K&gt; &lt;P</text:span><text:span text:style-name="T71">4</text:span><text:span text:style-name="T76">-</text:span><text:span text:style-name="T81">10</text:span><text:span text:style-name="T80">0</text:span><text:span text:style-name="T76">K&gt;</text:span></text:p>
            <text:p text:style-name="P95"><text:s/><text:span text:style-name="T82">&lt;Οπή-</text:span><text:span text:style-name="T86">340K</text:span><text:span text:style-name="T82">&gt;</text:span></text:p>
          </table:table-cell>
          <table:table-cell table:style-name="Table8.D18" office:value-type="string">
            <text:p text:style-name="P99">P<text:span text:style-name="T66">1</text:span></text:p>
          </table:table-cell>
          <table:table-cell table:style-name="Table8.E18" office:value-type="string">
            <text:p text:style-name="P98">-</text:p>
          </table:table-cell>
          <table:table-cell table:style-name="Table8.F18" office:value-type="string">
            <text:p text:style-name="P99">P<text:span text:style-name="T66">4</text:span></text:p>
          </table:table-cell>
          <table:table-cell table:style-name="Table8.G18" office:value-type="string">
            <text:p text:style-name="P98">-</text:p>
          </table:table-cell>
        </table:table-row>
        <table:table-row table:style-name="Table8.1">
          <table:table-cell table:style-name="Table8.A5" office:value-type="string">
            <text:p text:style-name="P89">17</text:p>
          </table:table-cell>
          <table:table-cell table:style-name="Table8.B19" office:value-type="string">
            <text:p text:style-name="P98">-</text:p>
          </table:table-cell>
          <table:table-cell table:style-name="Table8.C19" office:value-type="string">
            <text:p text:style-name="P86">&lt;P<text:span text:style-name="T66">1</text:span><text:span text:style-name="T76">-180K&gt; &lt;P</text:span><text:span text:style-name="T71">4</text:span><text:span text:style-name="T76">-</text:span><text:span text:style-name="T81">10</text:span><text:span text:style-name="T80">0</text:span><text:span text:style-name="T76">K&gt;</text:span></text:p>
            <text:p text:style-name="P95"><text:s/><text:span text:style-name="T82">&lt;Οπή-</text:span><text:span text:style-name="T86">340K</text:span><text:span text:style-name="T82">&gt;</text:span></text:p>
          </table:table-cell>
          <table:table-cell table:style-name="Table8.D19" office:value-type="string">
            <text:p text:style-name="P99">P<text:span text:style-name="T66">1</text:span></text:p>
          </table:table-cell>
          <table:table-cell table:style-name="Table8.E19" office:value-type="string">
            <text:p text:style-name="P98">-</text:p>
          </table:table-cell>
          <table:table-cell table:style-name="Table8.F19" office:value-type="string">
            <text:p text:style-name="P99">P<text:span text:style-name="T66">4</text:span></text:p>
          </table:table-cell>
          <table:table-cell table:style-name="Table8.G19" office:value-type="string">
            <text:p text:style-name="P98">-</text:p>
          </table:table-cell>
        </table:table-row>
        <table:table-row table:style-name="Table8.1">
          <table:table-cell table:style-name="Table8.A5" office:value-type="string">
            <text:p text:style-name="P89">18</text:p>
          </table:table-cell>
          <table:table-cell table:style-name="Table8.B20" office:value-type="string">
            <text:p text:style-name="P98">-</text:p>
          </table:table-cell>
          <table:table-cell table:style-name="Table8.C20" office:value-type="string">
            <text:p text:style-name="P86">&lt;P<text:span text:style-name="T66">1</text:span><text:span text:style-name="T76">-180K&gt; &lt;P</text:span><text:span text:style-name="T71">4</text:span><text:span text:style-name="T76">-</text:span><text:span text:style-name="T81">10</text:span><text:span text:style-name="T80">0</text:span><text:span text:style-name="T76">K&gt;</text:span></text:p>
            <text:p text:style-name="P95"><text:s/><text:span text:style-name="T82">&lt;Οπή-</text:span><text:span text:style-name="T86">340K</text:span><text:span text:style-name="T82">&gt;</text:span></text:p>
          </table:table-cell>
          <table:table-cell table:style-name="Table8.D20" office:value-type="string">
            <text:p text:style-name="P99">P<text:span text:style-name="T66">1</text:span></text:p>
          </table:table-cell>
          <table:table-cell table:style-name="Table8.E20" office:value-type="string">
            <text:p text:style-name="P98">-</text:p>
          </table:table-cell>
          <table:table-cell table:style-name="Table8.F20" office:value-type="string">
            <text:p text:style-name="P99">P<text:span text:style-name="T66">4</text:span></text:p>
          </table:table-cell>
          <table:table-cell table:style-name="Table8.G20" office:value-type="string">
            <text:p text:style-name="P98">-</text:p>
          </table:table-cell>
        </table:table-row>
        <table:table-row table:style-name="Table8.1">
          <table:table-cell table:style-name="Table8.A5" office:value-type="string">
            <text:p text:style-name="P89">19</text:p>
          </table:table-cell>
          <table:table-cell table:style-name="Table8.B21" office:value-type="string">
            <text:p text:style-name="P98">-</text:p>
          </table:table-cell>
          <table:table-cell table:style-name="Table8.C21" office:value-type="string">
            <text:p text:style-name="P86">&lt;P<text:span text:style-name="T66">1</text:span><text:span text:style-name="T76">-180K&gt; &lt;P</text:span><text:span text:style-name="T71">4</text:span><text:span text:style-name="T76">-</text:span><text:span text:style-name="T81">10</text:span><text:span text:style-name="T80">0</text:span><text:span text:style-name="T76">K&gt;</text:span></text:p>
            <text:p text:style-name="P95"><text:s/><text:span text:style-name="T82">&lt;Οπή-</text:span><text:span text:style-name="T86">340K</text:span><text:span text:style-name="T82">&gt;</text:span></text:p>
          </table:table-cell>
          <table:table-cell table:style-name="Table8.D21" office:value-type="string">
            <text:p text:style-name="P99">P<text:span text:style-name="T66">1</text:span></text:p>
          </table:table-cell>
          <table:table-cell table:style-name="Table8.E21" office:value-type="string">
            <text:p text:style-name="P98">-</text:p>
          </table:table-cell>
          <table:table-cell table:style-name="Table8.F21" office:value-type="string">
            <text:p text:style-name="P99">P<text:span text:style-name="T66">4</text:span></text:p>
          </table:table-cell>
          <table:table-cell table:style-name="Table8.G21" office:value-type="string">
            <text:p text:style-name="P98">-</text:p>
          </table:table-cell>
        </table:table-row>
        <table:table-row table:style-name="Table8.1">
          <table:table-cell table:style-name="Table8.A5" office:value-type="string">
            <text:p text:style-name="P89">20</text:p>
          </table:table-cell>
          <table:table-cell table:style-name="Table8.B22" office:value-type="string">
            <text:p text:style-name="P98">-</text:p>
          </table:table-cell>
          <table:table-cell table:style-name="Table8.C22" office:value-type="string">
            <text:p text:style-name="P86">&lt;P<text:span text:style-name="T66">1</text:span><text:span text:style-name="T76">-180K&gt; &lt;P</text:span><text:span text:style-name="T71">4</text:span><text:span text:style-name="T76">-</text:span><text:span text:style-name="T81">10</text:span><text:span text:style-name="T80">0</text:span><text:span text:style-name="T76">K&gt;</text:span></text:p>
            <text:p text:style-name="P95"><text:s/><text:span text:style-name="T82">&lt;Οπή-</text:span><text:span text:style-name="T86">340K</text:span><text:span text:style-name="T82">&gt;</text:span></text:p>
          </table:table-cell>
          <table:table-cell table:style-name="Table8.D22" office:value-type="string">
            <text:p text:style-name="P99">P<text:span text:style-name="T66">1</text:span></text:p>
          </table:table-cell>
          <table:table-cell table:style-name="Table8.E22" office:value-type="string">
            <text:p text:style-name="P98">-</text:p>
          </table:table-cell>
          <table:table-cell table:style-name="Table8.F22" office:value-type="string">
            <text:p text:style-name="P99">P<text:span text:style-name="T66">4</text:span></text:p>
          </table:table-cell>
          <table:table-cell table:style-name="Table8.G22" office:value-type="string">
            <text:p text:style-name="P99">P<text:span text:style-name="T66">1</text:span></text:p>
          </table:table-cell>
        </table:table-row>
        <table:table-row table:style-name="Table8.23">
          <table:table-cell table:style-name="Table8.A5" office:value-type="string">
            <text:p text:style-name="P89">21</text:p>
          </table:table-cell>
          <table:table-cell table:style-name="Table8.B23" office:value-type="string">
            <text:p text:style-name="P98">-</text:p>
          </table:table-cell>
          <table:table-cell table:style-name="Table8.C23" office:value-type="string">
            <text:p text:style-name="P90"><text:span text:style-name="T78">&lt;P</text:span><text:span text:style-name="T69">4</text:span><text:span text:style-name="T78">-</text:span><text:span text:style-name="T79">100</text:span><text:span text:style-name="T78">k&gt; </text:span><text:span text:style-name="T77">&lt;Οπή-</text:span><text:span text:style-name="T79">520k&gt;</text:span></text:p>
          </table:table-cell>
          <table:table-cell table:style-name="Table8.D23" office:value-type="string">
            <text:p text:style-name="P99">P<text:span text:style-name="T66">4</text:span></text:p>
          </table:table-cell>
          <table:table-cell table:style-name="Table8.E23" office:value-type="string">
            <text:p text:style-name="P98">-</text:p>
          </table:table-cell>
          <table:table-cell table:style-name="Table8.F23" office:value-type="string">
            <text:p text:style-name="P98">-</text:p>
          </table:table-cell>
          <table:table-cell table:style-name="Table8.G23" office:value-type="string">
            <text:p text:style-name="P98">-</text:p>
          </table:table-cell>
        </table:table-row>
        <table:table-row table:style-name="Table8.1">
          <table:table-cell table:style-name="Table8.A5" office:value-type="string">
            <text:p text:style-name="P89">22</text:p>
          </table:table-cell>
          <table:table-cell table:style-name="Table8.B24" office:value-type="string">
            <text:p text:style-name="P98">-</text:p>
          </table:table-cell>
          <table:table-cell table:style-name="Table8.C24" office:value-type="string">
            <text:p text:style-name="P100"><text:span text:style-name="T83">&lt;P</text:span><text:span text:style-name="T69">4</text:span><text:span text:style-name="T83">-</text:span><text:span text:style-name="T87">100</text:span><text:span text:style-name="T83">k&gt; </text:span><text:span text:style-name="T82">&lt;Οπή-</text:span><text:span text:style-name="T87">520k&gt;</text:span></text:p>
          </table:table-cell>
          <table:table-cell table:style-name="Table8.D24" office:value-type="string">
            <text:p text:style-name="P99">P<text:span text:style-name="T66">4</text:span></text:p>
          </table:table-cell>
          <table:table-cell table:style-name="Table8.E24" office:value-type="string">
            <text:p text:style-name="P98">-</text:p>
          </table:table-cell>
          <table:table-cell table:style-name="Table8.F24" office:value-type="string">
            <text:p text:style-name="P98">-</text:p>
          </table:table-cell>
          <table:table-cell table:style-name="Table8.G24" office:value-type="string">
            <text:p text:style-name="P98">-<text:soft-page-break/></text:p>
          </table:table-cell>
        </table:table-row>
        <table:table-row table:style-name="Table8.1">
          <table:table-cell table:style-name="Table8.A5" office:value-type="string">
            <text:p text:style-name="P89">23</text:p>
          </table:table-cell>
          <table:table-cell table:style-name="Table8.B25" office:value-type="string">
            <text:p text:style-name="P98">-</text:p>
          </table:table-cell>
          <table:table-cell table:style-name="Table8.C25" office:value-type="string">
            <text:p text:style-name="P100"><text:span text:style-name="T83">&lt;P</text:span><text:span text:style-name="T69">4</text:span><text:span text:style-name="T83">-</text:span><text:span text:style-name="T87">100</text:span><text:span text:style-name="T83">k&gt; </text:span><text:span text:style-name="T82">&lt;Οπή-</text:span><text:span text:style-name="T87">520k&gt;</text:span></text:p>
          </table:table-cell>
          <table:table-cell table:style-name="Table8.D25" office:value-type="string">
            <text:p text:style-name="P99">P<text:span text:style-name="T66">4</text:span></text:p>
          </table:table-cell>
          <table:table-cell table:style-name="Table8.E25" office:value-type="string">
            <text:p text:style-name="P98">-</text:p>
          </table:table-cell>
          <table:table-cell table:style-name="Table8.F25" office:value-type="string">
            <text:p text:style-name="P98">-</text:p>
          </table:table-cell>
          <table:table-cell table:style-name="Table8.G25" office:value-type="string">
            <text:p text:style-name="P98">-</text:p>
          </table:table-cell>
        </table:table-row>
        <table:table-row table:style-name="Table8.1">
          <table:table-cell table:style-name="Table8.A5" office:value-type="string">
            <text:p text:style-name="P89">24</text:p>
          </table:table-cell>
          <table:table-cell table:style-name="Table8.B26" office:value-type="string">
            <text:p text:style-name="P98">-</text:p>
          </table:table-cell>
          <table:table-cell table:style-name="Table8.C26" office:value-type="string">
            <text:p text:style-name="P100"><text:span text:style-name="T83">&lt;P</text:span><text:span text:style-name="T69">4</text:span><text:span text:style-name="T83">-</text:span><text:span text:style-name="T87">100</text:span><text:span text:style-name="T83">k&gt; </text:span><text:span text:style-name="T82">&lt;Οπή-</text:span><text:span text:style-name="T87">520k&gt;</text:span></text:p>
          </table:table-cell>
          <table:table-cell table:style-name="Table8.D26" office:value-type="string">
            <text:p text:style-name="P99">P<text:span text:style-name="T66">4</text:span></text:p>
          </table:table-cell>
          <table:table-cell table:style-name="Table8.E26" office:value-type="string">
            <text:p text:style-name="P98">-</text:p>
          </table:table-cell>
          <table:table-cell table:style-name="Table8.F26" office:value-type="string">
            <text:p text:style-name="P98">-</text:p>
          </table:table-cell>
          <table:table-cell table:style-name="Table8.G26" office:value-type="string">
            <text:p text:style-name="P98">-</text:p>
          </table:table-cell>
        </table:table-row>
        <table:table-row table:style-name="Table8.1">
          <table:table-cell table:style-name="Table8.A5" office:value-type="string">
            <text:p text:style-name="P89">25</text:p>
          </table:table-cell>
          <table:table-cell table:style-name="Table8.B27" office:value-type="string">
            <text:p text:style-name="P98">-</text:p>
          </table:table-cell>
          <table:table-cell table:style-name="Table8.C27" office:value-type="string">
            <text:p text:style-name="P100"><text:span text:style-name="T83">&lt;P</text:span><text:span text:style-name="T69">4</text:span><text:span text:style-name="T83">-</text:span><text:span text:style-name="T87">100</text:span><text:span text:style-name="T83">k&gt; </text:span><text:span text:style-name="T82">&lt;Οπή-</text:span><text:span text:style-name="T87">520k&gt;</text:span></text:p>
          </table:table-cell>
          <table:table-cell table:style-name="Table8.D27" office:value-type="string">
            <text:p text:style-name="P99">P<text:span text:style-name="T66">4</text:span></text:p>
          </table:table-cell>
          <table:table-cell table:style-name="Table8.E27" office:value-type="string">
            <text:p text:style-name="P98">-</text:p>
          </table:table-cell>
          <table:table-cell table:style-name="Table8.F27" office:value-type="string">
            <text:p text:style-name="P98">-</text:p>
          </table:table-cell>
          <table:table-cell table:style-name="Table8.G27" office:value-type="string">
            <text:p text:style-name="P98">-</text:p>
          </table:table-cell>
        </table:table-row>
        <table:table-row table:style-name="Table8.1">
          <table:table-cell table:style-name="Table8.A5" office:value-type="string">
            <text:p text:style-name="P89">26</text:p>
          </table:table-cell>
          <table:table-cell table:style-name="Table8.B28" office:value-type="string">
            <text:p text:style-name="P98">-</text:p>
          </table:table-cell>
          <table:table-cell table:style-name="Table8.C28" office:value-type="string">
            <text:p text:style-name="P100"><text:span text:style-name="T83">&lt;P</text:span><text:span text:style-name="T69">4</text:span><text:span text:style-name="T83">-</text:span><text:span text:style-name="T87">100</text:span><text:span text:style-name="T83">k&gt; </text:span><text:span text:style-name="T82">&lt;Οπή-</text:span><text:span text:style-name="T87">520k&gt;</text:span></text:p>
          </table:table-cell>
          <table:table-cell table:style-name="Table8.D28" office:value-type="string">
            <text:p text:style-name="P99">P<text:span text:style-name="T66">4</text:span></text:p>
          </table:table-cell>
          <table:table-cell table:style-name="Table8.E28" office:value-type="string">
            <text:p text:style-name="P98">-</text:p>
          </table:table-cell>
          <table:table-cell table:style-name="Table8.F28" office:value-type="string">
            <text:p text:style-name="P98">-</text:p>
          </table:table-cell>
          <table:table-cell table:style-name="Table8.G28" office:value-type="string">
            <text:p text:style-name="P99">P<text:span text:style-name="T66">4</text:span></text:p>
          </table:table-cell>
        </table:table-row>
        <table:table-row table:style-name="Table8.1">
          <table:table-cell table:style-name="Table8.A5" office:value-type="string">
            <text:p text:style-name="P91">27</text:p>
          </table:table-cell>
          <table:table-cell table:style-name="Table8.B29" office:value-type="string">
            <text:p text:style-name="P101">-</text:p>
          </table:table-cell>
          <table:table-cell table:style-name="Table8.C29" office:value-type="string">
            <text:p text:style-name="P102">&lt;Οπή-620K&gt;</text:p>
          </table:table-cell>
          <table:table-cell table:style-name="Table8.D29" office:value-type="string">
            <text:p text:style-name="P102">-</text:p>
          </table:table-cell>
          <table:table-cell table:style-name="Table8.E29" office:value-type="string">
            <text:p text:style-name="P101">-</text:p>
          </table:table-cell>
          <table:table-cell table:style-name="Table8.F29" office:value-type="string">
            <text:p text:style-name="P101">-</text:p>
          </table:table-cell>
          <table:table-cell table:style-name="Table8.G29" office:value-type="string">
            <text:p text:style-name="P102">-</text:p>
          </table:table-cell>
        </table:table-row>
      </table:table>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justify" style:justify-single-word="false" fo:orphans="2" fo:widows="2" style:writing-mode="lr-tb"/>
      <style:text-properties style:use-window-font-color="true" style:font-name="Arial" fo:font-family="Arial" style:font-family-generic="swiss" style:font-pitch="variable" fo:font-size="11pt" fo:language="el" fo:country="G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in" fo:text-align="center" style:justify-single-word="false" fo:text-indent="0.1972in" style:auto-text-indent="false"/>
      <style:text-properties fo:font-size="10pt" fo:language="none" fo:country="none" style:text-underline-style="solid" style:text-underline-width="auto" style:text-underline-color="font-color" fo:font-weight="bold" style:font-size-asian="10pt" style:font-weight-asian="bold"/>
    </style:style>
    <style:style style:name="Text_20_body" style:display-name="Text body" style:family="paragraph" style:parent-style-name="Standard" style:class="text">
      <style:paragraph-properties fo:margin-top="0in" fo:margin-bottom="0in" loext:contextual-spacing="false"/>
      <style:text-properties fo:font-size="10pt" fo:language="none" fo:country="none" style:font-size-asian="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0835in" loext:contextual-spacing="false" fo:text-align="start" style:justify-single-word="false" fo:keep-with-next="always"/>
      <style:text-properties fo:font-size="14pt" fo:language="none" fo:country="none"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0pt" fo:language="none" fo:country="none" fo:font-weight="bold" style:font-size-asian="10pt"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language="none" fo:country="none" fo:font-weight="bold" style:font-size-asian="14pt" style:font-weight-asian="bold" style:font-name-complex="Calibri" style:font-family-complex="Calibri" style:font-family-generic-complex="swiss" style:font-pitch-complex="variable" style:font-size-complex="14pt" style:font-weight-complex="bold"/>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10pt" fo:language="none" fo:country="none" style:font-size-asian="10pt"/>
    </style:style>
    <style:style style:name="Παράγραφος_20_λίστας1" style:display-name="Παράγραφος λίστας1" style:family="paragraph" style:parent-style-name="Standard">
      <style:paragraph-properties fo:margin-left="0.5in" fo:margin-right="0in" fo:margin-top="0in" fo:margin-bottom="0.0835in" loext:contextual-spacing="tru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fo:language="none" fo:country="none" style:font-size-asian="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text-properties fo:font-size="12pt" fo:language="en" fo:country="US" style:font-size-asian="12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text-properties fo:font-size="10pt" fo:language="none" fo:country="none"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ext_20_body_20_indent" style:display-name="Text body indent" style:family="paragraph" style:parent-style-name="Standard" style:class="text">
      <style:paragraph-properties fo:margin-left="0.1965in" fo:margin-right="0in" fo:text-indent="0in" style:auto-text-indent="false"/>
      <style:text-properties fo:font-size="10pt" fo:language="none" fo:country="none" style:font-size-asian="10pt"/>
    </style:style>
    <style:style style:name="Footnote" style:family="paragraph" style:parent-style-name="Standard" style:class="extra">
      <style:text-properties fo:font-size="10pt" fo:language="none" fo:country="none" style:font-size-asian="10pt"/>
    </style:style>
    <style:style style:name="Body_20_Text_20_Indent_20_3" style:display-name="Body Text Indent 3" style:family="paragraph" style:parent-style-name="Standard">
      <style:paragraph-properties fo:margin-left="0.1965in" fo:margin-right="0in" fo:text-indent="0in" style:auto-text-indent="false"/>
      <style:text-properties fo:font-size="8pt" fo:language="none" fo:country="none" style:font-size-asian="8pt" style:font-size-complex="8pt"/>
    </style:style>
    <style:style style:name="_35_Στυλ" style:display-name="5Στυλ" style:family="paragraph" style:next-style-name="Standard">
      <style:paragraph-properties fo:margin-left="0.2957in" fo:margin-right="0in" fo:line-height="150%" fo:text-align="justify" style:justify-single-word="false" fo:keep-together="always" fo:orphans="0" fo:widows="0" fo:text-indent="-0.2957in" style:auto-text-indent="false" fo:keep-with-next="always"/>
      <style:text-properties style:use-window-font-color="true" style:font-name="Arial" fo:font-family="Arial" style:font-family-generic="swiss" style:font-pitch="variable" fo:font-size="11pt" fo:letter-spacing="0.0071in" fo:language="el" fo:country="GR" style:font-name-asian="Calibri" style:font-family-asian="Calibri" style:font-family-generic-asian="swiss" style:font-pitch-asian="variable" style:font-size-asian="11pt" style:font-name-complex="Arial" style:font-family-complex="Arial" style:font-family-generic-complex="swiss" style:font-pitch-complex="variable" style:font-size-complex="12pt" style:language-complex="ar" style:country-complex="SA" style:font-weight-complex="bold"/>
    </style:style>
    <style:style style:name="Balloon_20_Text1" style:display-name="Balloon Text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dnote" style:family="paragraph" style:parent-style-name="Standard" style:class="extra">
      <style:text-properties fo:font-size="10pt" fo:language="none" fo:country="none" style:font-size-asian="10pt"/>
    </style:style>
    <style:style style:name="Plain_20_Text" style:display-name="Plain Text" style:family="paragraph" style:parent-style-name="Standard">
      <style:paragraph-properties fo:margin-top="0in" fo:margin-bottom="0in" loext:contextual-spacing="false" fo:text-align="start" style:justify-single-word="false"/>
      <style:text-properties style:font-name="Calibri" fo:font-family="Calibri" style:font-family-generic="swiss" style:font-pitch="variable" fo:font-size="10pt" fo:language="none" fo:country="none"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5pt"/>
    </style:style>
    <style:style style:name="Default" style:family="paragraph">
      <style:paragraph-properties fo:orphans="2" fo:widows="2" style:text-autospace="none"/>
      <style:text-properties fo:color="#000000" style:font-name="Cambria" fo:font-family="Cambria" style:font-family-generic="roman" style:font-pitch="variable" fo:font-size="12pt" fo:language="el" fo:country="GR"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2pt" style:language-complex="ar" style:country-complex="SA"/>
    </style:style>
    <style:style style:name="Normal1" style:family="paragraph">
      <style:paragraph-properties fo:margin-top="0in" fo:margin-bottom="0.139in" loext:contextual-spacing="false" fo:line-height="115%" fo:orphans="2" fo:widows="2"/>
      <style:text-properties style:use-window-font-color="true" style:font-name="Calibri" fo:font-family="Calibri" style:font-family-generic="swiss" style:font-pitch="variable" fo:font-size="11pt" fo:language="el" fo:country="G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List_20_Paragraph1" style:display-name="List Paragraph1" style:family="paragraph" style:parent-style-name="Standard">
      <style:paragraph-properties fo:margin-left="0.5in" fo:margin-right="0in" fo:margin-top="0in" fo:margin-bottom="0.111in" loext:contextual-spacing="true" fo:line-height="107%" fo:text-align="start" style:justify-single-word="false" fo:text-indent="0in" style:auto-text-indent="false"/>
      <style:text-properties style:font-name="Cambria" fo:font-family="Cambria" style:font-family-generic="roman" style:font-pitch="variable" fo:font-size="12pt"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style>
    <style:style style:name="Normal_20__28_Web_29_" style:display-name="Normal (Web)" style:family="paragraph" style:parent-style-name="Standard">
      <style:paragraph-properties fo:margin-top="0.1945in" fo:margin-bottom="0.1945in" loext:contextual-spacing="false" fo:text-align="start"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0.5in" fo:margin-right="0in" fo:margin-top="0in" fo:margin-bottom="0in" loext:contextual-spacing="true" fo:text-align="start" style:justify-single-word="false" fo:text-indent="0in"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style:font-name="Arial" fo:font-family="Arial" style:font-family-generic="swiss" style:font-pitch="variable" fo:font-size="14pt" fo:language="none" fo:country="none"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3_20_Char" style:display-name="Heading 3 Char" style:family="text">
      <style:text-properties fo:color="#4f81bd" style:font-name="Cambria" fo:font-family="Cambria" style:font-family-generic="roman" style:font-pitch="variable" fo:language="none" fo:country="non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font-weight-complex="bold"/>
    </style:style>
    <style:style style:name="Heading_20_4_20_Char" style:display-name="Heading 4 Char" style:family="text">
      <style:text-properties style:font-name="Calibri" fo:font-family="Calibri" style:font-family-generic="swiss" style:font-pitch="variable" fo:font-size="14pt" fo:language="none" fo:country="none"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9_20_Char" style:display-name="Heading 9 Char" style:family="text">
      <style:text-properties style:font-name="Arial" fo:font-family="Arial" style:font-family-generic="swiss" style:font-pitch="variable" fo:language="none" fo:country="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le_20_Char" style:display-name="Title Char" style:family="text">
      <style:text-properties style:font-name="Arial" fo:font-family="Arial" style:font-family-generic="swiss" style:font-pitch="variable" fo:language="none" fo:country="none" style:text-underline-style="solid" style:text-underline-width="auto" style:text-underline-color="font-colo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style>
    <style:style style:name="Body_20_Text_20_Char" style:display-name="Body Text Char" style:family="text">
      <style:text-properties style:font-name="Arial" fo:font-family="Arial" style:font-family-generic="swiss" style:font-pitch="variable" fo:language="none" fo:country="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fo:language="none" fo:country="none"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Comment_20_Reference" style:display-name="Comment Reference" style:family="text">
      <style:text-properties fo:font-size="8pt" style:font-size-asian="8pt" style:font-size-complex="8pt"/>
    </style:style>
    <style:style style:name="Comment_20_Text_20_Char1" style:display-name="Comment Text Char1" style:family="text">
      <style:text-properties style:font-name="Arial" fo:font-family="Arial" style:font-family-generic="swiss" style:font-pitch="variable" fo:font-size="10pt" fo:language="none" fo:country="non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er_20_Char" style:display-name="Header Char" style:family="text">
      <style:text-properties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Footer_20_Char" style:display-name="Footer Char" style:family="text">
      <style:text-properties style:font-name="Arial" fo:font-family="Arial" style:font-family-generic="swiss" style:font-pitch="variable" fo:language="none" fo:country="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Page_20_Number" style:display-name="Page Number" style:family="text"/>
    <style:style style:name="Comment_20_Subject_20_Char" style:display-name="Comment Subject Char" style:family="text">
      <style:text-properties style:font-name="Arial" fo:font-family="Arial" style:font-family-generic="swiss" style:font-pitch="variable" fo:font-size="10pt" fo:language="none" fo:country="none"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Body_20_Text_20_Indent_20_Char" style:display-name="Body Text Indent Char" style:family="text">
      <style:text-properties style:font-name="Arial" fo:font-family="Arial" style:font-family-generic="swiss" style:font-pitch="variable" fo:language="none" fo:country="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Footnote_20_Text_20_Char" style:display-name="Footnote Text Char" style:family="text">
      <style:text-properties style:font-name="Arial" fo:font-family="Arial" style:font-family-generic="swiss" style:font-pitch="variable" fo:font-size="10pt" fo:language="none" fo:country="non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note_20_Symbol" style:display-name="Footnote Symbol" style:family="text">
      <style:text-properties style:text-position="super 58%"/>
    </style:style>
    <style:style style:name="Body_20_Text_20_Indent_20_3_20_Char" style:display-name="Body Text Indent 3 Char" style:family="text">
      <style:text-properties style:font-name="Arial" fo:font-family="Arial" style:font-family-generic="swiss" style:font-pitch="variable" fo:font-size="8pt" fo:language="none" fo:country="none"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Comment_20_Text_20_Char" style:display-name="Comment Text Char"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Endnote_20_Text_20_Char" style:display-name="Endnote Text Char"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Endnote_20_Symbol" style:display-name="Endnote Symbol" style:family="text">
      <style:text-properties style:text-position="super 58%"/>
    </style:style>
    <style:style style:name="Plain_20_Text_20_Char" style:display-name="Plain Text Char" style:family="text">
      <style:text-properties style:font-name="Calibri" fo:font-family="Calibri" style:font-family-generic="swiss" style:font-pitch="variable" fo:language="none" fo:country="none" style:font-name-asian="Calibri" style:font-family-asian="Calibri" style:font-family-generic-asian="swiss" style:font-pitch-asian="variable" style:font-name-complex="Times New Roman" style:font-family-complex="'Times New Roman'" style:font-family-generic-complex="roman" style:font-pitch-complex="variable" style:font-size-complex="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
      </text:list-level-style-bullet>
      <text:list-level-style-bullet text:level="8" text:style-name="WW8Num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3937in" fo:margin-bottom="0.3937in" fo:margin-left="0.7874in" fo:margin-right="0.7874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37in" fo:margin-left="0in" fo:margin-right="0in" fo:margin-top="0.3547in" style:dynamic-spacing="true"/>
      </style:footer-style>
    </style:page-layout>
  </office:automatic-styles>
  <office:master-styles>
    <style:master-page style:name="Standard" style:page-layout-name="Mpm1">
      <style:footer>
        <text:p text:style-name="MP1"/>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7_USER</meta:initial-creator>
    <meta:creation-date>2018-10-28T22:36:00</meta:creation-date>
    <dc:date>2021-12-23T22:04:27.921640299</dc:date>
    <meta:print-date>2020-12-14T00:36:00</meta:print-date>
    <meta:editing-cycles>143</meta:editing-cycles>
    <meta:editing-duration>PT8H5M52S</meta:editing-duration>
    <meta:generator>LibreOffice/6.4.7.2$Linux_X86_64 LibreOffice_project/40$Build-2</meta:generator>
    <meta:document-statistic meta:table-count="7" meta:image-count="0" meta:object-count="0" meta:page-count="7" meta:paragraph-count="494" meta:word-count="2025" meta:character-count="12438" meta:non-whitespace-character-count="10558"/>
  </office:meta>
</office:document-meta>
</file>